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4" style:family="table-column">
      <style:table-column-properties fo:break-before="auto" style:column-width="3.096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3.205cm"/>
    </style:style>
    <style:style style:name="co17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93cm"/>
    </style:style>
    <style:style style:name="co19" style:family="table-column">
      <style:table-column-properties fo:break-before="auto" style:column-width="4.202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3.953cm"/>
    </style:style>
    <style:style style:name="co22" style:family="table-column">
      <style:table-column-properties fo:break-before="auto" style:column-width="3.593cm"/>
    </style:style>
    <style:style style:name="co23" style:family="table-column">
      <style:table-column-properties fo:break-before="auto" style:column-width="2.873cm"/>
    </style:style>
    <style:style style:name="co24" style:family="table-column">
      <style:table-column-properties fo:break-before="auto" style:column-width="2.459cm"/>
    </style:style>
    <style:style style:name="co25" style:family="table-column">
      <style:table-column-properties fo:break-before="auto" style:column-width="4.119cm"/>
    </style:style>
    <style:style style:name="co26" style:family="table-column">
      <style:table-column-properties fo:break-before="auto" style:column-width="6.772cm"/>
    </style:style>
    <style:style style:name="co27" style:family="table-column">
      <style:table-column-properties fo:break-before="auto" style:column-width="6.523cm"/>
    </style:style>
    <style:style style:name="ro1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/>
    </style:style>
    <style:style style:name="ce9" style:family="table-cell" style:parent-style-name="Default" style:data-style-name="N11">
      <style:text-properties style:text-position=""/>
    </style:style>
    <style:style style:name="ce10" style:family="table-cell" style:parent-style-name="Default">
      <style:text-properties style:font-name="Arial" style:font-name-asian="WenQuanYi Micro Hei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 style:data-style-name="N111"/>
    <style:style style:name="ce15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0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0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0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0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0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0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0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0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0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0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0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0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0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0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0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0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0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0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0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0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0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0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0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0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0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0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0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0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0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0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0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0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0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0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0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0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0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0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0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0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23" table:default-cell-style-name="ce14"/>
        <table:table-column table:style-name="co4" table:number-columns-repeated="2" table:default-cell-style-name="Default"/>
        <table:table-column table:style-name="co4" table:default-cell-style-name="ce14"/>
        <table:table-column table:style-name="co4" table:number-columns-repeated="2" table:default-cell-style-name="Default"/>
        <table:table-column table:style-name="co4" table:default-cell-style-name="ce14"/>
        <table:table-column table:style-name="co4" table:number-columns-repeated="2" table:default-cell-style-name="Default"/>
        <table:table-column table:style-name="co4" table:default-cell-style-name="ce14"/>
        <table:table-column table:style-name="co4" table:number-columns-repeated="2" table:default-cell-style-name="Default"/>
        <table:table-row table:style-name="ro1">
          <table:table-cell table:style-name="ce11" office:value-type="string">
            <text:p>MIDI Note</text:p>
          </table:table-cell>
          <table:table-cell table:style-name="ce11" office:value-type="string">
            <text:p>Frequency</text:p>
          </table:table-cell>
          <table:table-cell table:style-name="ce12" office:value-type="float" office:value="16.16">
            <text:p>16.16</text:p>
          </table:table-cell>
          <table:table-cell table:style-name="ce11" office:value-type="string">
            <text:p>MIDI Note</text:p>
          </table:table-cell>
          <table:table-cell table:style-name="ce11" office:value-type="string">
            <text:p>Frequency</text:p>
          </table:table-cell>
          <table:table-cell table:style-name="ce12" office:value-type="float" office:value="16.16">
            <text:p>16.16</text:p>
          </table:table-cell>
          <table:table-cell table:style-name="ce11" office:value-type="string">
            <text:p>MIDI Note</text:p>
          </table:table-cell>
          <table:table-cell table:style-name="ce11" office:value-type="string">
            <text:p>Frequency</text:p>
          </table:table-cell>
          <table:table-cell table:style-name="ce12" office:value-type="float" office:value="16.16">
            <text:p>16.16</text:p>
          </table:table-cell>
          <table:table-cell table:style-name="ce11" office:value-type="string">
            <text:p>MIDI Note</text:p>
          </table:table-cell>
          <table:table-cell table:style-name="ce11" office:value-type="string">
            <text:p>Frequency</text:p>
          </table:table-cell>
          <table:table-cell table:style-name="ce12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12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12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12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12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12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12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13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12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12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12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12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24" table:default-cell-style-name="Default"/>
        <table:table-column table:style-name="co4" table:default-cell-style-name="Default"/>
        <table:table-row table:style-name="ro1">
          <table:table-cell table:style-name="ce11" office:value-type="string">
            <text:p>Note</text:p>
          </table:table-cell>
          <table:table-cell table:style-name="ce11" office:value-type="string">
            <text:p>Value</text:p>
          </table:table-cell>
          <table:table-cell table:style-name="ce11" office:value-type="string">
            <text:p>Scale .75</text:p>
          </table:table-cell>
          <table:table-cell table:style-name="ce11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11" table:number-columns-repeated="2"/>
          <table:table-cell table:style-name="ce11" office:value-type="float" office:value="0.65">
            <text:p>0.65</text:p>
          </table:table-cell>
          <table:table-cell table:style-name="ce11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15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12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12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12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5" table:default-cell-style-name="Default"/>
        <table:table-column table:style-name="co4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table table:name="Performanc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Iterations</text:p>
          </table:table-cell>
          <table:table-cell office:value-type="float" office:value="2560">
            <text:p>2560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Totals (ms)</text:p>
          </table:table-cell>
          <table:covered-table-cell/>
          <table:table-cell table:style-name="ce7" office:value-type="string" table:number-columns-spanned="2" table:number-rows-spanned="1">
            <text:p>Averages (ms)</text:p>
          </table:table-cell>
          <table:covered-table-cell/>
          <table:table-cell table:number-columns-repeated="2"/>
        </table:table-row>
        <table:table-row table:style-name="ro1">
          <table:table-cell table:style-name="ce3" office:value-type="string">
            <text:p>Operation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2"/>
        </table:table-row>
        <table:table-row table:style-name="ro3">
          <table:table-cell office:value-type="string">
            <text:p>Proc sine output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table:formula="of:=[.B4]/[.$B$1]" office:value-type="float" office:value="0.008984375">
            <text:p>0.008984375</text:p>
          </table:table-cell>
          <table:table-cell table:formula="of:=[.C4]/[.$B$1]" office:value-type="float" office:value="0.0140625">
            <text:p>0.0140625</text:p>
          </table:table-cell>
          <table:table-cell/>
          <table:table-cell table:style-name="ce9" table:formula="of:=(1-[.B4]/[.C4])" office:value-type="percentage" office:value="0.361111111111111">
            <text:p>36.11%</text:p>
          </table:table-cell>
        </table:table-row>
        <table:table-row table:style-name="ro3">
          <table:table-cell office:value-type="string">
            <text:p>Proc sine mix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table:formula="of:=[.B5]/[.$B$1]" office:value-type="float" office:value="0.010546875">
            <text:p>0.010546875</text:p>
          </table:table-cell>
          <table:table-cell table:formula="of:=[.C5]/[.$B$1]" office:value-type="float" office:value="0.013671875">
            <text:p>0.013671875</text:p>
          </table:table-cell>
          <table:table-cell/>
          <table:table-cell table:style-name="ce9" table:formula="of:=(1-[.B5]/[.C5])" office:value-type="percentage" office:value="0.228571428571429">
            <text:p>22.86%</text:p>
          </table:table-cell>
        </table:table-row>
        <table:table-row table:style-name="ro3">
          <table:table-cell office:value-type="string">
            <text:p>Wavetable output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[.B6]/[.$B$1]" office:value-type="float" office:value="0.006640625">
            <text:p>0.006640625</text:p>
          </table:table-cell>
          <table:table-cell table:formula="of:=[.C6]/[.$B$1]" office:value-type="float" office:value="0.00703125">
            <text:p>0.00703125</text:p>
          </table:table-cell>
          <table:table-cell/>
          <table:table-cell table:style-name="ce9" table:formula="of:=(1-[.B6]/[.C6])" office:value-type="percentage" office:value="0.0555555555555556">
            <text:p>5.56%</text:p>
          </table:table-cell>
        </table:table-row>
        <table:table-row table:style-name="ro3">
          <table:table-cell office:value-type="string">
            <text:p>Wavetable mix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formula="of:=[.B7]/[.$B$1]" office:value-type="float" office:value="0.00859375">
            <text:p>0.00859375</text:p>
          </table:table-cell>
          <table:table-cell table:formula="of:=[.C7]/[.$B$1]" office:value-type="float" office:value="0.00703125">
            <text:p>0.00703125</text:p>
          </table:table-cell>
          <table:table-cell/>
          <table:table-cell table:style-name="ce9" table:formula="of:=(1-[.B7]/[.C7])" office:value-type="percentage" office:value="-0.222222222222222">
            <text:p>-22.22%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B8]/[.$B$1]" office:value-type="float" office:value="0.010546875">
            <text:p>0.010546875</text:p>
          </table:table-cell>
          <table:table-cell table:formula="of:=[.C8]/[.$B$1]" office:value-type="float" office:value="0.012109375">
            <text:p>0.012109375</text:p>
          </table:table-cell>
          <table:table-cell/>
          <table:table-cell table:style-name="ce9" table:formula="of:=(1-[.B8]/[.C8])" office:value-type="percentage" office:value="0.129032258064516">
            <text:p>12.90%</text:p>
          </table:table-cell>
        </table:table-row>
        <table:table-row table:style-name="ro1">
          <table:table-cell office:value-type="string">
            <text:p>Convert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table:formula="of:=[.B9]/[.$B$1]" office:value-type="float" office:value="0">
            <text:p>0</text:p>
          </table:table-cell>
          <table:table-cell table:formula="of:=[.C9]/[.$B$1]" office:value-type="float" office:value="0.030078125">
            <text:p>0.030078125</text:p>
          </table:table-cell>
          <table:table-cell/>
          <table:table-cell table:style-name="ce9" table:formula="of:=(1-[.B9]/[.C9])" office:value-type="percentage" office:value="1">
            <text:p>100.00%</text:p>
          </table:table-cell>
        </table:table-row>
        <table:table-row table:style-name="ro1">
          <table:table-cell table:number-columns-repeated="6"/>
          <table:table-cell table:style-name="ce9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Voic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1">
          <table:table-cell office:value-type="string">
            <text:p>Filter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1">
          <table:table-cell office:value-type="string">
            <text:p>Oscillators/voice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7" office:value-type="string" table:number-columns-spanned="2" table:number-rows-spanned="1">
            <text:p>Signal Path Cost (ms)</text:p>
          </table:table-cell>
          <table:covered-table-cell/>
          <table:table-cell table:number-columns-repeated="4"/>
        </table:table-row>
        <table:table-row table:style-name="ro1">
          <table:table-cell table:style-name="ce3" office:value-type="string">
            <text:p>Oscillator</text:p>
          </table:table-cell>
          <table:table-cell table:style-name="ce2" office:value-type="string">
            <text:p>Fixed</text:p>
          </table:table-cell>
          <table:table-cell table:style-name="ce2" office:value-type="string">
            <text:p>Float</text:p>
          </table:table-cell>
          <table:table-cell table:number-columns-repeated="4"/>
        </table:table-row>
        <table:table-row table:style-name="ro1">
          <table:table-cell office:value-type="string">
            <text:p>Procedural sine</text:p>
          </table:table-cell>
          <table:table-cell table:formula="of:=[.D4]+([.B12]-1)*[.D5]+(([.B14]-1)*[.B12])*[.D5]+[.D8]*[.B13]+[.D9]" office:value-type="float" office:value="0.262109375">
            <text:p>0.262109375</text:p>
          </table:table-cell>
          <table:table-cell table:formula="of:=[.E4]+([.B12]-1)*[.E5]+(([.B14]-1)*[.B12])*[.E5]+[.E8]*[.B13]+[.E9]" office:value-type="float" office:value="0.358203125">
            <text:p>0.358203125</text:p>
          </table:table-cell>
          <table:table-cell table:number-columns-repeated="4"/>
        </table:table-row>
        <table:table-row table:style-name="ro3">
          <table:table-cell office:value-type="string">
            <text:p>Wavetable sine</text:p>
          </table:table-cell>
          <table:table-cell table:formula="of:=[.D6]+([.B12]-1)*[.D7]+(([.B14]-1)*[.B12])*[.D7]+[.D8]*[.B13]+[.D9]" office:value-type="float" office:value="0.23046875">
            <text:p>0.23046875</text:p>
          </table:table-cell>
          <table:table-cell table:formula="of:=[.E6]+([.B12]-1)*[.E7]+(([.B14]-1)*[.B12])*[.E7]+[.E8]*[.B13]+[.E9]" office:value-type="float" office:value="0.2515625">
            <text:p>0.2515625</text:p>
          </table:table-cell>
          <table:table-cell table:number-columns-repeated="4"/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8" table:number-columns-spanned="2" table:number-rows-spanned="1"/>
          <table:covered-table-cell/>
          <table:table-cell table:number-columns-repeated="4"/>
        </table:table-row>
      </table:table>
      <table:table table:name="LFO" table:style-name="ta1">
        <table:shapes>
          <draw:frame draw:z-index="0" draw:style-name="gr1" svg:width="15.999cm" svg:height="8.999cm" svg:x="11.389cm" svg:y="53.909cm">
            <draw:object draw:notify-on-update-of-ranges="LFO.B3:LFO.B15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number-columns-repeated="3" table:default-cell-style-name="Default"/>
        <table:table-row table:style-name="ro1">
          <table:table-cell office:value-type="string">
            <text:p>Triangle wave debugging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office:value-type="float" office:value="3456">
            <text:p>3456</text:p>
          </table:table-cell>
          <table:table-cell office:value-type="float" office:value="261">
            <text:p>261</text:p>
          </table:table-cell>
          <table:table-cell table:formula="of:=[.A3]/262144" office:value-type="float" office:value="0.01318359375">
            <text:p>0.0131835938</text:p>
          </table:table-cell>
        </table:table-row>
        <table:table-row table:style-name="ro1">
          <table:table-cell office:value-type="float" office:value="10368">
            <text:p>10368</text:p>
          </table:table-cell>
          <table:table-cell office:value-type="float" office:value="785">
            <text:p>785</text:p>
          </table:table-cell>
          <table:table-cell table:formula="of:=[.A4]/262144" office:value-type="float" office:value="0.03955078125">
            <text:p>0.0395507813</text:p>
          </table:table-cell>
        </table:table-row>
        <table:table-row table:style-name="ro1">
          <table:table-cell office:value-type="float" office:value="17280">
            <text:p>17280</text:p>
          </table:table-cell>
          <table:table-cell office:value-type="float" office:value="1308">
            <text:p>1308</text:p>
          </table:table-cell>
          <table:table-cell table:formula="of:=[.A5]/262144" office:value-type="float" office:value="0.06591796875">
            <text:p>0.0659179688</text:p>
          </table:table-cell>
        </table:table-row>
        <table:table-row table:style-name="ro1">
          <table:table-cell office:value-type="float" office:value="24192">
            <text:p>24192</text:p>
          </table:table-cell>
          <table:table-cell office:value-type="float" office:value="1832">
            <text:p>1832</text:p>
          </table:table-cell>
          <table:table-cell table:formula="of:=[.A6]/262144" office:value-type="float" office:value="0.09228515625">
            <text:p>0.0922851563</text:p>
          </table:table-cell>
        </table:table-row>
        <table:table-row table:style-name="ro1">
          <table:table-cell office:value-type="float" office:value="31104">
            <text:p>31104</text:p>
          </table:table-cell>
          <table:table-cell office:value-type="float" office:value="2356">
            <text:p>2356</text:p>
          </table:table-cell>
          <table:table-cell table:formula="of:=[.A7]/262144" office:value-type="float" office:value="0.11865234375">
            <text:p>0.1186523438</text:p>
          </table:table-cell>
        </table:table-row>
        <table:table-row table:style-name="ro1">
          <table:table-cell office:value-type="float" office:value="38016">
            <text:p>38016</text:p>
          </table:table-cell>
          <table:table-cell office:value-type="float" office:value="2880">
            <text:p>2880</text:p>
          </table:table-cell>
          <table:table-cell table:formula="of:=[.A8]/262144" office:value-type="float" office:value="0.14501953125">
            <text:p>0.1450195313</text:p>
          </table:table-cell>
        </table:table-row>
        <table:table-row table:style-name="ro1">
          <table:table-cell office:value-type="float" office:value="44928">
            <text:p>44928</text:p>
          </table:table-cell>
          <table:table-cell office:value-type="float" office:value="3404">
            <text:p>3404</text:p>
          </table:table-cell>
          <table:table-cell table:formula="of:=[.A9]/262144" office:value-type="float" office:value="0.17138671875">
            <text:p>0.1713867188</text:p>
          </table:table-cell>
        </table:table-row>
        <table:table-row table:style-name="ro1">
          <table:table-cell office:value-type="float" office:value="51840">
            <text:p>51840</text:p>
          </table:table-cell>
          <table:table-cell office:value-type="float" office:value="3928">
            <text:p>3928</text:p>
          </table:table-cell>
          <table:table-cell table:formula="of:=[.A10]/262144" office:value-type="float" office:value="0.19775390625">
            <text:p>0.1977539063</text:p>
          </table:table-cell>
        </table:table-row>
        <table:table-row table:style-name="ro1">
          <table:table-cell office:value-type="float" office:value="58752">
            <text:p>58752</text:p>
          </table:table-cell>
          <table:table-cell office:value-type="float" office:value="4451">
            <text:p>4451</text:p>
          </table:table-cell>
          <table:table-cell table:formula="of:=[.A11]/262144" office:value-type="float" office:value="0.22412109375">
            <text:p>0.2241210938</text:p>
          </table:table-cell>
        </table:table-row>
        <table:table-row table:style-name="ro1">
          <table:table-cell office:value-type="float" office:value="65664">
            <text:p>65664</text:p>
          </table:table-cell>
          <table:table-cell office:value-type="float" office:value="4975">
            <text:p>4975</text:p>
          </table:table-cell>
          <table:table-cell table:formula="of:=[.A12]/262144" office:value-type="float" office:value="0.25048828125">
            <text:p>0.2504882813</text:p>
          </table:table-cell>
        </table:table-row>
        <table:table-row table:style-name="ro1">
          <table:table-cell office:value-type="float" office:value="72576">
            <text:p>72576</text:p>
          </table:table-cell>
          <table:table-cell office:value-type="float" office:value="5499">
            <text:p>5499</text:p>
          </table:table-cell>
          <table:table-cell table:formula="of:=[.A13]/262144" office:value-type="float" office:value="0.27685546875">
            <text:p>0.2768554688</text:p>
          </table:table-cell>
        </table:table-row>
        <table:table-row table:style-name="ro1">
          <table:table-cell office:value-type="float" office:value="79488">
            <text:p>79488</text:p>
          </table:table-cell>
          <table:table-cell office:value-type="float" office:value="6023">
            <text:p>6023</text:p>
          </table:table-cell>
          <table:table-cell table:formula="of:=[.A14]/262144" office:value-type="float" office:value="0.30322265625">
            <text:p>0.3032226563</text:p>
          </table:table-cell>
        </table:table-row>
        <table:table-row table:style-name="ro1">
          <table:table-cell office:value-type="float" office:value="86400">
            <text:p>86400</text:p>
          </table:table-cell>
          <table:table-cell office:value-type="float" office:value="6547">
            <text:p>6547</text:p>
          </table:table-cell>
          <table:table-cell table:formula="of:=[.A15]/262144" office:value-type="float" office:value="0.32958984375">
            <text:p>0.3295898438</text:p>
          </table:table-cell>
        </table:table-row>
        <table:table-row table:style-name="ro1">
          <table:table-cell office:value-type="float" office:value="93312">
            <text:p>93312</text:p>
          </table:table-cell>
          <table:table-cell office:value-type="float" office:value="7071">
            <text:p>7071</text:p>
          </table:table-cell>
          <table:table-cell table:formula="of:=[.A16]/262144" office:value-type="float" office:value="0.35595703125">
            <text:p>0.3559570313</text:p>
          </table:table-cell>
        </table:table-row>
        <table:table-row table:style-name="ro1">
          <table:table-cell office:value-type="float" office:value="100224">
            <text:p>100224</text:p>
          </table:table-cell>
          <table:table-cell office:value-type="float" office:value="7594">
            <text:p>7594</text:p>
          </table:table-cell>
          <table:table-cell table:formula="of:=[.A17]/262144" office:value-type="float" office:value="0.38232421875">
            <text:p>0.3823242188</text:p>
          </table:table-cell>
        </table:table-row>
        <table:table-row table:style-name="ro1">
          <table:table-cell office:value-type="float" office:value="107136">
            <text:p>107136</text:p>
          </table:table-cell>
          <table:table-cell office:value-type="float" office:value="8118">
            <text:p>8118</text:p>
          </table:table-cell>
          <table:table-cell table:formula="of:=[.A18]/262144" office:value-type="float" office:value="0.40869140625">
            <text:p>0.4086914063</text:p>
          </table:table-cell>
        </table:table-row>
        <table:table-row table:style-name="ro1">
          <table:table-cell office:value-type="float" office:value="114048">
            <text:p>114048</text:p>
          </table:table-cell>
          <table:table-cell office:value-type="float" office:value="8642">
            <text:p>8642</text:p>
          </table:table-cell>
          <table:table-cell table:formula="of:=[.A19]/262144" office:value-type="float" office:value="0.43505859375">
            <text:p>0.4350585938</text:p>
          </table:table-cell>
        </table:table-row>
        <table:table-row table:style-name="ro1">
          <table:table-cell office:value-type="float" office:value="120960">
            <text:p>120960</text:p>
          </table:table-cell>
          <table:table-cell office:value-type="float" office:value="9166">
            <text:p>9166</text:p>
          </table:table-cell>
          <table:table-cell table:formula="of:=[.A20]/262144" office:value-type="float" office:value="0.46142578125">
            <text:p>0.4614257813</text:p>
          </table:table-cell>
        </table:table-row>
        <table:table-row table:style-name="ro1">
          <table:table-cell office:value-type="float" office:value="127872">
            <text:p>127872</text:p>
          </table:table-cell>
          <table:table-cell office:value-type="float" office:value="9690">
            <text:p>9690</text:p>
          </table:table-cell>
          <table:table-cell table:formula="of:=[.A21]/262144" office:value-type="float" office:value="0.48779296875">
            <text:p>0.4877929688</text:p>
          </table:table-cell>
        </table:table-row>
        <table:table-row table:style-name="ro1">
          <table:table-cell office:value-type="float" office:value="134784">
            <text:p>134784</text:p>
          </table:table-cell>
          <table:table-cell office:value-type="float" office:value="10214">
            <text:p>10214</text:p>
          </table:table-cell>
          <table:table-cell table:formula="of:=[.A22]/262144" office:value-type="float" office:value="0.51416015625">
            <text:p>0.5141601563</text:p>
          </table:table-cell>
        </table:table-row>
        <table:table-row table:style-name="ro1">
          <table:table-cell office:value-type="float" office:value="141696">
            <text:p>141696</text:p>
          </table:table-cell>
          <table:table-cell office:value-type="float" office:value="10737">
            <text:p>10737</text:p>
          </table:table-cell>
          <table:table-cell table:formula="of:=[.A23]/262144" office:value-type="float" office:value="0.54052734375">
            <text:p>0.5405273438</text:p>
          </table:table-cell>
        </table:table-row>
        <table:table-row table:style-name="ro1">
          <table:table-cell office:value-type="float" office:value="148608">
            <text:p>148608</text:p>
          </table:table-cell>
          <table:table-cell office:value-type="float" office:value="11261">
            <text:p>11261</text:p>
          </table:table-cell>
          <table:table-cell table:formula="of:=[.A24]/262144" office:value-type="float" office:value="0.56689453125">
            <text:p>0.5668945313</text:p>
          </table:table-cell>
        </table:table-row>
        <table:table-row table:style-name="ro1">
          <table:table-cell office:value-type="float" office:value="155520">
            <text:p>155520</text:p>
          </table:table-cell>
          <table:table-cell office:value-type="float" office:value="11785">
            <text:p>11785</text:p>
          </table:table-cell>
          <table:table-cell table:formula="of:=[.A25]/262144" office:value-type="float" office:value="0.59326171875">
            <text:p>0.5932617188</text:p>
          </table:table-cell>
        </table:table-row>
        <table:table-row table:style-name="ro1">
          <table:table-cell office:value-type="float" office:value="162432">
            <text:p>162432</text:p>
          </table:table-cell>
          <table:table-cell office:value-type="float" office:value="12309">
            <text:p>12309</text:p>
          </table:table-cell>
          <table:table-cell table:formula="of:=[.A26]/262144" office:value-type="float" office:value="0.61962890625">
            <text:p>0.6196289063</text:p>
          </table:table-cell>
        </table:table-row>
        <table:table-row table:style-name="ro1">
          <table:table-cell office:value-type="float" office:value="169344">
            <text:p>169344</text:p>
          </table:table-cell>
          <table:table-cell office:value-type="float" office:value="12833">
            <text:p>12833</text:p>
          </table:table-cell>
          <table:table-cell table:formula="of:=[.A27]/262144" office:value-type="float" office:value="0.64599609375">
            <text:p>0.6459960938</text:p>
          </table:table-cell>
        </table:table-row>
        <table:table-row table:style-name="ro1">
          <table:table-cell office:value-type="float" office:value="176256">
            <text:p>176256</text:p>
          </table:table-cell>
          <table:table-cell office:value-type="float" office:value="13356">
            <text:p>13356</text:p>
          </table:table-cell>
          <table:table-cell table:formula="of:=[.A28]/262144" office:value-type="float" office:value="0.67236328125">
            <text:p>0.6723632813</text:p>
          </table:table-cell>
        </table:table-row>
        <table:table-row table:style-name="ro1">
          <table:table-cell office:value-type="float" office:value="183168">
            <text:p>183168</text:p>
          </table:table-cell>
          <table:table-cell office:value-type="float" office:value="13880">
            <text:p>13880</text:p>
          </table:table-cell>
          <table:table-cell table:formula="of:=[.A29]/262144" office:value-type="float" office:value="0.69873046875">
            <text:p>0.6987304688</text:p>
          </table:table-cell>
        </table:table-row>
        <table:table-row table:style-name="ro1">
          <table:table-cell office:value-type="float" office:value="190080">
            <text:p>190080</text:p>
          </table:table-cell>
          <table:table-cell office:value-type="float" office:value="14404">
            <text:p>14404</text:p>
          </table:table-cell>
          <table:table-cell table:formula="of:=[.A30]/262144" office:value-type="float" office:value="0.72509765625">
            <text:p>0.7250976563</text:p>
          </table:table-cell>
        </table:table-row>
        <table:table-row table:style-name="ro1">
          <table:table-cell office:value-type="float" office:value="196992">
            <text:p>196992</text:p>
          </table:table-cell>
          <table:table-cell office:value-type="float" office:value="14928">
            <text:p>14928</text:p>
          </table:table-cell>
          <table:table-cell table:formula="of:=[.A31]/262144" office:value-type="float" office:value="0.75146484375">
            <text:p>0.7514648438</text:p>
          </table:table-cell>
        </table:table-row>
        <table:table-row table:style-name="ro1">
          <table:table-cell office:value-type="float" office:value="203904">
            <text:p>203904</text:p>
          </table:table-cell>
          <table:table-cell office:value-type="float" office:value="15452">
            <text:p>15452</text:p>
          </table:table-cell>
          <table:table-cell table:formula="of:=[.A32]/262144" office:value-type="float" office:value="0.77783203125">
            <text:p>0.7778320313</text:p>
          </table:table-cell>
        </table:table-row>
        <table:table-row table:style-name="ro1">
          <table:table-cell office:value-type="float" office:value="210816">
            <text:p>210816</text:p>
          </table:table-cell>
          <table:table-cell office:value-type="float" office:value="15976">
            <text:p>15976</text:p>
          </table:table-cell>
          <table:table-cell table:formula="of:=[.A33]/262144" office:value-type="float" office:value="0.80419921875">
            <text:p>0.8041992188</text:p>
          </table:table-cell>
        </table:table-row>
        <table:table-row table:style-name="ro1">
          <table:table-cell office:value-type="float" office:value="217728">
            <text:p>217728</text:p>
          </table:table-cell>
          <table:table-cell office:value-type="float" office:value="16499">
            <text:p>16499</text:p>
          </table:table-cell>
          <table:table-cell table:formula="of:=[.A34]/262144" office:value-type="float" office:value="0.83056640625">
            <text:p>0.8305664063</text:p>
          </table:table-cell>
        </table:table-row>
        <table:table-row table:style-name="ro1">
          <table:table-cell office:value-type="float" office:value="224640">
            <text:p>224640</text:p>
          </table:table-cell>
          <table:table-cell office:value-type="float" office:value="17023">
            <text:p>17023</text:p>
          </table:table-cell>
          <table:table-cell table:formula="of:=[.A35]/262144" office:value-type="float" office:value="0.85693359375">
            <text:p>0.8569335938</text:p>
          </table:table-cell>
        </table:table-row>
        <table:table-row table:style-name="ro1">
          <table:table-cell office:value-type="float" office:value="231552">
            <text:p>231552</text:p>
          </table:table-cell>
          <table:table-cell office:value-type="float" office:value="17547">
            <text:p>17547</text:p>
          </table:table-cell>
          <table:table-cell table:formula="of:=[.A36]/262144" office:value-type="float" office:value="0.88330078125">
            <text:p>0.8833007813</text:p>
          </table:table-cell>
        </table:table-row>
        <table:table-row table:style-name="ro1">
          <table:table-cell office:value-type="float" office:value="238464">
            <text:p>238464</text:p>
          </table:table-cell>
          <table:table-cell office:value-type="float" office:value="18071">
            <text:p>18071</text:p>
          </table:table-cell>
          <table:table-cell table:formula="of:=[.A37]/262144" office:value-type="float" office:value="0.90966796875">
            <text:p>0.9096679688</text:p>
          </table:table-cell>
        </table:table-row>
        <table:table-row table:style-name="ro1">
          <table:table-cell office:value-type="float" office:value="245376">
            <text:p>245376</text:p>
          </table:table-cell>
          <table:table-cell office:value-type="float" office:value="18595">
            <text:p>18595</text:p>
          </table:table-cell>
          <table:table-cell table:formula="of:=[.A38]/262144" office:value-type="float" office:value="0.93603515625">
            <text:p>0.9360351563</text:p>
          </table:table-cell>
        </table:table-row>
        <table:table-row table:style-name="ro1">
          <table:table-cell office:value-type="float" office:value="252288">
            <text:p>252288</text:p>
          </table:table-cell>
          <table:table-cell office:value-type="float" office:value="19119">
            <text:p>19119</text:p>
          </table:table-cell>
          <table:table-cell table:formula="of:=[.A39]/262144" office:value-type="float" office:value="0.96240234375">
            <text:p>0.9624023438</text:p>
          </table:table-cell>
        </table:table-row>
        <table:table-row table:style-name="ro1">
          <table:table-cell office:value-type="float" office:value="259200">
            <text:p>259200</text:p>
          </table:table-cell>
          <table:table-cell office:value-type="float" office:value="19642">
            <text:p>19642</text:p>
          </table:table-cell>
          <table:table-cell table:formula="of:=[.A40]/262144" office:value-type="float" office:value="0.98876953125">
            <text:p>0.9887695313</text:p>
          </table:table-cell>
        </table:table-row>
        <table:table-row table:style-name="ro1">
          <table:table-cell office:value-type="float" office:value="266112">
            <text:p>266112</text:p>
          </table:table-cell>
          <table:table-cell office:value-type="float" office:value="19565">
            <text:p>19565</text:p>
          </table:table-cell>
          <table:table-cell table:formula="of:=[.A41]/262144" office:value-type="float" office:value="1.01513671875">
            <text:p>1.0151367188</text:p>
          </table:table-cell>
        </table:table-row>
        <table:table-row table:style-name="ro1">
          <table:table-cell office:value-type="float" office:value="273024">
            <text:p>273024</text:p>
          </table:table-cell>
          <table:table-cell office:value-type="float" office:value="19041">
            <text:p>19041</text:p>
          </table:table-cell>
          <table:table-cell table:formula="of:=[.A42]/262144" office:value-type="float" office:value="1.04150390625">
            <text:p>1.0415039063</text:p>
          </table:table-cell>
        </table:table-row>
        <table:table-row table:style-name="ro1">
          <table:table-cell office:value-type="float" office:value="279936">
            <text:p>279936</text:p>
          </table:table-cell>
          <table:table-cell office:value-type="float" office:value="18517">
            <text:p>18517</text:p>
          </table:table-cell>
          <table:table-cell table:formula="of:=[.A43]/262144" office:value-type="float" office:value="1.06787109375">
            <text:p>1.0678710938</text:p>
          </table:table-cell>
        </table:table-row>
        <table:table-row table:style-name="ro1">
          <table:table-cell office:value-type="float" office:value="286848">
            <text:p>286848</text:p>
          </table:table-cell>
          <table:table-cell office:value-type="float" office:value="17993">
            <text:p>17993</text:p>
          </table:table-cell>
          <table:table-cell table:formula="of:=[.A44]/262144" office:value-type="float" office:value="1.09423828125">
            <text:p>1.0942382813</text:p>
          </table:table-cell>
        </table:table-row>
        <table:table-row table:style-name="ro1">
          <table:table-cell office:value-type="float" office:value="293760">
            <text:p>293760</text:p>
          </table:table-cell>
          <table:table-cell office:value-type="float" office:value="17469">
            <text:p>17469</text:p>
          </table:table-cell>
          <table:table-cell table:formula="of:=[.A45]/262144" office:value-type="float" office:value="1.12060546875">
            <text:p>1.1206054688</text:p>
          </table:table-cell>
        </table:table-row>
        <table:table-row table:style-name="ro1">
          <table:table-cell office:value-type="float" office:value="300672">
            <text:p>300672</text:p>
          </table:table-cell>
          <table:table-cell office:value-type="float" office:value="16946">
            <text:p>16946</text:p>
          </table:table-cell>
          <table:table-cell table:formula="of:=[.A46]/262144" office:value-type="float" office:value="1.14697265625">
            <text:p>1.1469726563</text:p>
          </table:table-cell>
        </table:table-row>
        <table:table-row table:style-name="ro1">
          <table:table-cell office:value-type="float" office:value="307584">
            <text:p>307584</text:p>
          </table:table-cell>
          <table:table-cell office:value-type="float" office:value="16422">
            <text:p>16422</text:p>
          </table:table-cell>
          <table:table-cell table:formula="of:=[.A47]/262144" office:value-type="float" office:value="1.17333984375">
            <text:p>1.1733398438</text:p>
          </table:table-cell>
        </table:table-row>
        <table:table-row table:style-name="ro1">
          <table:table-cell office:value-type="float" office:value="314496">
            <text:p>314496</text:p>
          </table:table-cell>
          <table:table-cell office:value-type="float" office:value="15898">
            <text:p>15898</text:p>
          </table:table-cell>
          <table:table-cell table:formula="of:=[.A48]/262144" office:value-type="float" office:value="1.19970703125">
            <text:p>1.1997070313</text:p>
          </table:table-cell>
        </table:table-row>
        <table:table-row table:style-name="ro1">
          <table:table-cell office:value-type="float" office:value="321408">
            <text:p>321408</text:p>
          </table:table-cell>
          <table:table-cell office:value-type="float" office:value="15374">
            <text:p>15374</text:p>
          </table:table-cell>
          <table:table-cell table:formula="of:=[.A49]/262144" office:value-type="float" office:value="1.22607421875">
            <text:p>1.2260742188</text:p>
          </table:table-cell>
        </table:table-row>
        <table:table-row table:style-name="ro1">
          <table:table-cell office:value-type="float" office:value="328320">
            <text:p>328320</text:p>
          </table:table-cell>
          <table:table-cell office:value-type="float" office:value="14850">
            <text:p>14850</text:p>
          </table:table-cell>
          <table:table-cell table:formula="of:=[.A50]/262144" office:value-type="float" office:value="1.25244140625">
            <text:p>1.2524414063</text:p>
          </table:table-cell>
        </table:table-row>
        <table:table-row table:style-name="ro1">
          <table:table-cell office:value-type="float" office:value="335232">
            <text:p>335232</text:p>
          </table:table-cell>
          <table:table-cell office:value-type="float" office:value="14327">
            <text:p>14327</text:p>
          </table:table-cell>
          <table:table-cell table:formula="of:=[.A51]/262144" office:value-type="float" office:value="1.27880859375">
            <text:p>1.2788085938</text:p>
          </table:table-cell>
        </table:table-row>
        <table:table-row table:style-name="ro1">
          <table:table-cell office:value-type="float" office:value="342144">
            <text:p>342144</text:p>
          </table:table-cell>
          <table:table-cell office:value-type="float" office:value="13803">
            <text:p>13803</text:p>
          </table:table-cell>
          <table:table-cell table:formula="of:=[.A52]/262144" office:value-type="float" office:value="1.30517578125">
            <text:p>1.3051757813</text:p>
          </table:table-cell>
        </table:table-row>
        <table:table-row table:style-name="ro1">
          <table:table-cell office:value-type="float" office:value="349056">
            <text:p>349056</text:p>
          </table:table-cell>
          <table:table-cell office:value-type="float" office:value="13279">
            <text:p>13279</text:p>
          </table:table-cell>
          <table:table-cell table:formula="of:=[.A53]/262144" office:value-type="float" office:value="1.33154296875">
            <text:p>1.3315429688</text:p>
          </table:table-cell>
        </table:table-row>
        <table:table-row table:style-name="ro1">
          <table:table-cell office:value-type="float" office:value="355968">
            <text:p>355968</text:p>
          </table:table-cell>
          <table:table-cell office:value-type="float" office:value="12755">
            <text:p>12755</text:p>
          </table:table-cell>
          <table:table-cell table:formula="of:=[.A54]/262144" office:value-type="float" office:value="1.35791015625">
            <text:p>1.3579101563</text:p>
          </table:table-cell>
        </table:table-row>
        <table:table-row table:style-name="ro1">
          <table:table-cell office:value-type="float" office:value="362880">
            <text:p>362880</text:p>
          </table:table-cell>
          <table:table-cell office:value-type="float" office:value="12231">
            <text:p>12231</text:p>
          </table:table-cell>
          <table:table-cell table:formula="of:=[.A55]/262144" office:value-type="float" office:value="1.38427734375">
            <text:p>1.3842773438</text:p>
          </table:table-cell>
        </table:table-row>
        <table:table-row table:style-name="ro1">
          <table:table-cell office:value-type="float" office:value="369792">
            <text:p>369792</text:p>
          </table:table-cell>
          <table:table-cell office:value-type="float" office:value="11707">
            <text:p>11707</text:p>
          </table:table-cell>
          <table:table-cell table:formula="of:=[.A56]/262144" office:value-type="float" office:value="1.41064453125">
            <text:p>1.4106445313</text:p>
          </table:table-cell>
        </table:table-row>
        <table:table-row table:style-name="ro1">
          <table:table-cell office:value-type="float" office:value="376704">
            <text:p>376704</text:p>
          </table:table-cell>
          <table:table-cell office:value-type="float" office:value="11184">
            <text:p>11184</text:p>
          </table:table-cell>
          <table:table-cell table:formula="of:=[.A57]/262144" office:value-type="float" office:value="1.43701171875">
            <text:p>1.4370117188</text:p>
          </table:table-cell>
        </table:table-row>
        <table:table-row table:style-name="ro1">
          <table:table-cell office:value-type="float" office:value="383616">
            <text:p>383616</text:p>
          </table:table-cell>
          <table:table-cell office:value-type="float" office:value="10660">
            <text:p>10660</text:p>
          </table:table-cell>
          <table:table-cell table:formula="of:=[.A58]/262144" office:value-type="float" office:value="1.46337890625">
            <text:p>1.4633789063</text:p>
          </table:table-cell>
        </table:table-row>
        <table:table-row table:style-name="ro1">
          <table:table-cell office:value-type="float" office:value="390528">
            <text:p>390528</text:p>
          </table:table-cell>
          <table:table-cell office:value-type="float" office:value="10136">
            <text:p>10136</text:p>
          </table:table-cell>
          <table:table-cell table:formula="of:=[.A59]/262144" office:value-type="float" office:value="1.48974609375">
            <text:p>1.4897460938</text:p>
          </table:table-cell>
        </table:table-row>
        <table:table-row table:style-name="ro1">
          <table:table-cell office:value-type="float" office:value="397440">
            <text:p>397440</text:p>
          </table:table-cell>
          <table:table-cell office:value-type="float" office:value="9612">
            <text:p>9612</text:p>
          </table:table-cell>
          <table:table-cell table:formula="of:=[.A60]/262144" office:value-type="float" office:value="1.51611328125">
            <text:p>1.5161132813</text:p>
          </table:table-cell>
        </table:table-row>
        <table:table-row table:style-name="ro1">
          <table:table-cell office:value-type="float" office:value="404352">
            <text:p>404352</text:p>
          </table:table-cell>
          <table:table-cell office:value-type="float" office:value="9088">
            <text:p>9088</text:p>
          </table:table-cell>
          <table:table-cell table:formula="of:=[.A61]/262144" office:value-type="float" office:value="1.54248046875">
            <text:p>1.5424804688</text:p>
          </table:table-cell>
        </table:table-row>
        <table:table-row table:style-name="ro1">
          <table:table-cell office:value-type="float" office:value="411264">
            <text:p>411264</text:p>
          </table:table-cell>
          <table:table-cell office:value-type="float" office:value="8564">
            <text:p>8564</text:p>
          </table:table-cell>
          <table:table-cell table:formula="of:=[.A62]/262144" office:value-type="float" office:value="1.56884765625">
            <text:p>1.5688476563</text:p>
          </table:table-cell>
        </table:table-row>
        <table:table-row table:style-name="ro1">
          <table:table-cell office:value-type="float" office:value="418176">
            <text:p>418176</text:p>
          </table:table-cell>
          <table:table-cell office:value-type="float" office:value="8041">
            <text:p>8041</text:p>
          </table:table-cell>
          <table:table-cell table:formula="of:=[.A63]/262144" office:value-type="float" office:value="1.59521484375">
            <text:p>1.5952148438</text:p>
          </table:table-cell>
        </table:table-row>
        <table:table-row table:style-name="ro1">
          <table:table-cell office:value-type="float" office:value="425088">
            <text:p>425088</text:p>
          </table:table-cell>
          <table:table-cell office:value-type="float" office:value="7517">
            <text:p>7517</text:p>
          </table:table-cell>
          <table:table-cell table:formula="of:=[.A64]/262144" office:value-type="float" office:value="1.62158203125">
            <text:p>1.6215820313</text:p>
          </table:table-cell>
        </table:table-row>
        <table:table-row table:style-name="ro1">
          <table:table-cell office:value-type="float" office:value="432000">
            <text:p>432000</text:p>
          </table:table-cell>
          <table:table-cell office:value-type="float" office:value="6993">
            <text:p>6993</text:p>
          </table:table-cell>
          <table:table-cell table:formula="of:=[.A65]/262144" office:value-type="float" office:value="1.64794921875">
            <text:p>1.6479492188</text:p>
          </table:table-cell>
        </table:table-row>
        <table:table-row table:style-name="ro1">
          <table:table-cell office:value-type="float" office:value="438912">
            <text:p>438912</text:p>
          </table:table-cell>
          <table:table-cell office:value-type="float" office:value="6469">
            <text:p>6469</text:p>
          </table:table-cell>
          <table:table-cell table:formula="of:=[.A66]/262144" office:value-type="float" office:value="1.67431640625">
            <text:p>1.6743164063</text:p>
          </table:table-cell>
        </table:table-row>
        <table:table-row table:style-name="ro1">
          <table:table-cell office:value-type="float" office:value="445824">
            <text:p>445824</text:p>
          </table:table-cell>
          <table:table-cell office:value-type="float" office:value="5945">
            <text:p>5945</text:p>
          </table:table-cell>
          <table:table-cell table:formula="of:=[.A67]/262144" office:value-type="float" office:value="1.70068359375">
            <text:p>1.7006835938</text:p>
          </table:table-cell>
        </table:table-row>
        <table:table-row table:style-name="ro1">
          <table:table-cell office:value-type="float" office:value="452736">
            <text:p>452736</text:p>
          </table:table-cell>
          <table:table-cell office:value-type="float" office:value="5421">
            <text:p>5421</text:p>
          </table:table-cell>
          <table:table-cell table:formula="of:=[.A68]/262144" office:value-type="float" office:value="1.72705078125">
            <text:p>1.7270507813</text:p>
          </table:table-cell>
        </table:table-row>
        <table:table-row table:style-name="ro1">
          <table:table-cell office:value-type="float" office:value="459648">
            <text:p>459648</text:p>
          </table:table-cell>
          <table:table-cell office:value-type="float" office:value="4898">
            <text:p>4898</text:p>
          </table:table-cell>
          <table:table-cell table:formula="of:=[.A69]/262144" office:value-type="float" office:value="1.75341796875">
            <text:p>1.7534179688</text:p>
          </table:table-cell>
        </table:table-row>
        <table:table-row table:style-name="ro1">
          <table:table-cell office:value-type="float" office:value="466560">
            <text:p>466560</text:p>
          </table:table-cell>
          <table:table-cell office:value-type="float" office:value="4374">
            <text:p>4374</text:p>
          </table:table-cell>
          <table:table-cell table:formula="of:=[.A70]/262144" office:value-type="float" office:value="1.77978515625">
            <text:p>1.7797851563</text:p>
          </table:table-cell>
        </table:table-row>
        <table:table-row table:style-name="ro1">
          <table:table-cell office:value-type="float" office:value="473472">
            <text:p>473472</text:p>
          </table:table-cell>
          <table:table-cell office:value-type="float" office:value="3850">
            <text:p>3850</text:p>
          </table:table-cell>
          <table:table-cell table:formula="of:=[.A71]/262144" office:value-type="float" office:value="1.80615234375">
            <text:p>1.8061523438</text:p>
          </table:table-cell>
        </table:table-row>
        <table:table-row table:style-name="ro1">
          <table:table-cell office:value-type="float" office:value="480384">
            <text:p>480384</text:p>
          </table:table-cell>
          <table:table-cell office:value-type="float" office:value="3326">
            <text:p>3326</text:p>
          </table:table-cell>
          <table:table-cell table:formula="of:=[.A72]/262144" office:value-type="float" office:value="1.83251953125">
            <text:p>1.8325195313</text:p>
          </table:table-cell>
        </table:table-row>
        <table:table-row table:style-name="ro1">
          <table:table-cell office:value-type="float" office:value="487296">
            <text:p>487296</text:p>
          </table:table-cell>
          <table:table-cell office:value-type="float" office:value="2802">
            <text:p>2802</text:p>
          </table:table-cell>
          <table:table-cell table:formula="of:=[.A73]/262144" office:value-type="float" office:value="1.85888671875">
            <text:p>1.8588867188</text:p>
          </table:table-cell>
        </table:table-row>
        <table:table-row table:style-name="ro1">
          <table:table-cell office:value-type="float" office:value="494208">
            <text:p>494208</text:p>
          </table:table-cell>
          <table:table-cell office:value-type="float" office:value="2279">
            <text:p>2279</text:p>
          </table:table-cell>
          <table:table-cell table:formula="of:=[.A74]/262144" office:value-type="float" office:value="1.88525390625">
            <text:p>1.8852539063</text:p>
          </table:table-cell>
        </table:table-row>
        <table:table-row table:style-name="ro1">
          <table:table-cell office:value-type="float" office:value="501120">
            <text:p>501120</text:p>
          </table:table-cell>
          <table:table-cell office:value-type="float" office:value="1755">
            <text:p>1755</text:p>
          </table:table-cell>
          <table:table-cell table:formula="of:=[.A75]/262144" office:value-type="float" office:value="1.91162109375">
            <text:p>1.9116210938</text:p>
          </table:table-cell>
        </table:table-row>
        <table:table-row table:style-name="ro1">
          <table:table-cell office:value-type="float" office:value="508032">
            <text:p>508032</text:p>
          </table:table-cell>
          <table:table-cell office:value-type="float" office:value="1231">
            <text:p>1231</text:p>
          </table:table-cell>
          <table:table-cell table:formula="of:=[.A76]/262144" office:value-type="float" office:value="1.93798828125">
            <text:p>1.9379882813</text:p>
          </table:table-cell>
        </table:table-row>
        <table:table-row table:style-name="ro1">
          <table:table-cell office:value-type="float" office:value="514944">
            <text:p>514944</text:p>
          </table:table-cell>
          <table:table-cell office:value-type="float" office:value="707">
            <text:p>707</text:p>
          </table:table-cell>
          <table:table-cell table:formula="of:=[.A77]/262144" office:value-type="float" office:value="1.96435546875">
            <text:p>1.9643554688</text:p>
          </table:table-cell>
        </table:table-row>
        <table:table-row table:style-name="ro1">
          <table:table-cell office:value-type="float" office:value="521856">
            <text:p>521856</text:p>
          </table:table-cell>
          <table:table-cell office:value-type="float" office:value="183">
            <text:p>183</text:p>
          </table:table-cell>
          <table:table-cell table:formula="of:=[.A78]/262144" office:value-type="float" office:value="1.99072265625">
            <text:p>1.9907226563</text:p>
          </table:table-cell>
        </table:table-row>
        <table:table-row table:style-name="ro1">
          <table:table-cell office:value-type="float" office:value="528768">
            <text:p>528768</text:p>
          </table:table-cell>
          <table:table-cell office:value-type="float" office:value="-338">
            <text:p>-338</text:p>
          </table:table-cell>
          <table:table-cell table:formula="of:=[.A79]/262144" office:value-type="float" office:value="2.01708984375">
            <text:p>2.0170898438</text:p>
          </table:table-cell>
        </table:table-row>
        <table:table-row table:style-name="ro1">
          <table:table-cell office:value-type="float" office:value="535680">
            <text:p>535680</text:p>
          </table:table-cell>
          <table:table-cell office:value-type="float" office:value="-862">
            <text:p>-862</text:p>
          </table:table-cell>
          <table:table-cell table:formula="of:=[.A80]/262144" office:value-type="float" office:value="2.04345703125">
            <text:p>2.0434570313</text:p>
          </table:table-cell>
        </table:table-row>
        <table:table-row table:style-name="ro1">
          <table:table-cell office:value-type="float" office:value="542592">
            <text:p>542592</text:p>
          </table:table-cell>
          <table:table-cell office:value-type="float" office:value="-1386">
            <text:p>-1386</text:p>
          </table:table-cell>
          <table:table-cell table:formula="of:=[.A81]/262144" office:value-type="float" office:value="2.06982421875">
            <text:p>2.0698242188</text:p>
          </table:table-cell>
        </table:table-row>
        <table:table-row table:style-name="ro1">
          <table:table-cell office:value-type="float" office:value="549504">
            <text:p>549504</text:p>
          </table:table-cell>
          <table:table-cell office:value-type="float" office:value="-1910">
            <text:p>-1910</text:p>
          </table:table-cell>
          <table:table-cell table:formula="of:=[.A82]/262144" office:value-type="float" office:value="2.09619140625">
            <text:p>2.0961914063</text:p>
          </table:table-cell>
        </table:table-row>
        <table:table-row table:style-name="ro1">
          <table:table-cell office:value-type="float" office:value="556416">
            <text:p>556416</text:p>
          </table:table-cell>
          <table:table-cell office:value-type="float" office:value="-2434">
            <text:p>-2434</text:p>
          </table:table-cell>
          <table:table-cell table:formula="of:=[.A83]/262144" office:value-type="float" office:value="2.12255859375">
            <text:p>2.1225585938</text:p>
          </table:table-cell>
        </table:table-row>
        <table:table-row table:style-name="ro1">
          <table:table-cell office:value-type="float" office:value="563328">
            <text:p>563328</text:p>
          </table:table-cell>
          <table:table-cell office:value-type="float" office:value="-2958">
            <text:p>-2958</text:p>
          </table:table-cell>
          <table:table-cell table:formula="of:=[.A84]/262144" office:value-type="float" office:value="2.14892578125">
            <text:p>2.1489257813</text:p>
          </table:table-cell>
        </table:table-row>
        <table:table-row table:style-name="ro1">
          <table:table-cell office:value-type="float" office:value="570240">
            <text:p>570240</text:p>
          </table:table-cell>
          <table:table-cell office:value-type="float" office:value="-3481">
            <text:p>-3481</text:p>
          </table:table-cell>
          <table:table-cell table:formula="of:=[.A85]/262144" office:value-type="float" office:value="2.17529296875">
            <text:p>2.1752929688</text:p>
          </table:table-cell>
        </table:table-row>
        <table:table-row table:style-name="ro1">
          <table:table-cell office:value-type="float" office:value="577152">
            <text:p>577152</text:p>
          </table:table-cell>
          <table:table-cell office:value-type="float" office:value="-4005">
            <text:p>-4005</text:p>
          </table:table-cell>
          <table:table-cell table:formula="of:=[.A86]/262144" office:value-type="float" office:value="2.20166015625">
            <text:p>2.2016601563</text:p>
          </table:table-cell>
        </table:table-row>
        <table:table-row table:style-name="ro1">
          <table:table-cell office:value-type="float" office:value="584064">
            <text:p>584064</text:p>
          </table:table-cell>
          <table:table-cell office:value-type="float" office:value="-4529">
            <text:p>-4529</text:p>
          </table:table-cell>
          <table:table-cell table:formula="of:=[.A87]/262144" office:value-type="float" office:value="2.22802734375">
            <text:p>2.2280273438</text:p>
          </table:table-cell>
        </table:table-row>
        <table:table-row table:style-name="ro1">
          <table:table-cell office:value-type="float" office:value="590976">
            <text:p>590976</text:p>
          </table:table-cell>
          <table:table-cell office:value-type="float" office:value="-5053">
            <text:p>-5053</text:p>
          </table:table-cell>
          <table:table-cell table:formula="of:=[.A88]/262144" office:value-type="float" office:value="2.25439453125">
            <text:p>2.2543945313</text:p>
          </table:table-cell>
        </table:table-row>
        <table:table-row table:style-name="ro1">
          <table:table-cell office:value-type="float" office:value="597888">
            <text:p>597888</text:p>
          </table:table-cell>
          <table:table-cell office:value-type="float" office:value="-5577">
            <text:p>-5577</text:p>
          </table:table-cell>
          <table:table-cell table:formula="of:=[.A89]/262144" office:value-type="float" office:value="2.28076171875">
            <text:p>2.2807617188</text:p>
          </table:table-cell>
        </table:table-row>
        <table:table-row table:style-name="ro1">
          <table:table-cell office:value-type="float" office:value="604800">
            <text:p>604800</text:p>
          </table:table-cell>
          <table:table-cell office:value-type="float" office:value="-6101">
            <text:p>-6101</text:p>
          </table:table-cell>
          <table:table-cell table:formula="of:=[.A90]/262144" office:value-type="float" office:value="2.30712890625">
            <text:p>2.3071289063</text:p>
          </table:table-cell>
        </table:table-row>
        <table:table-row table:style-name="ro1">
          <table:table-cell office:value-type="float" office:value="611712">
            <text:p>611712</text:p>
          </table:table-cell>
          <table:table-cell office:value-type="float" office:value="-6624">
            <text:p>-6624</text:p>
          </table:table-cell>
          <table:table-cell table:formula="of:=[.A91]/262144" office:value-type="float" office:value="2.33349609375">
            <text:p>2.3334960938</text:p>
          </table:table-cell>
        </table:table-row>
        <table:table-row table:style-name="ro1">
          <table:table-cell office:value-type="float" office:value="618624">
            <text:p>618624</text:p>
          </table:table-cell>
          <table:table-cell office:value-type="float" office:value="-7148">
            <text:p>-7148</text:p>
          </table:table-cell>
          <table:table-cell table:formula="of:=[.A92]/262144" office:value-type="float" office:value="2.35986328125">
            <text:p>2.3598632813</text:p>
          </table:table-cell>
        </table:table-row>
        <table:table-row table:style-name="ro1">
          <table:table-cell office:value-type="float" office:value="625536">
            <text:p>625536</text:p>
          </table:table-cell>
          <table:table-cell office:value-type="float" office:value="-7672">
            <text:p>-7672</text:p>
          </table:table-cell>
          <table:table-cell table:formula="of:=[.A93]/262144" office:value-type="float" office:value="2.38623046875">
            <text:p>2.3862304688</text:p>
          </table:table-cell>
        </table:table-row>
        <table:table-row table:style-name="ro1">
          <table:table-cell office:value-type="float" office:value="632448">
            <text:p>632448</text:p>
          </table:table-cell>
          <table:table-cell office:value-type="float" office:value="-8196">
            <text:p>-8196</text:p>
          </table:table-cell>
          <table:table-cell table:formula="of:=[.A94]/262144" office:value-type="float" office:value="2.41259765625">
            <text:p>2.4125976563</text:p>
          </table:table-cell>
        </table:table-row>
        <table:table-row table:style-name="ro1">
          <table:table-cell office:value-type="float" office:value="639360">
            <text:p>639360</text:p>
          </table:table-cell>
          <table:table-cell office:value-type="float" office:value="-8720">
            <text:p>-8720</text:p>
          </table:table-cell>
          <table:table-cell table:formula="of:=[.A95]/262144" office:value-type="float" office:value="2.43896484375">
            <text:p>2.4389648438</text:p>
          </table:table-cell>
        </table:table-row>
        <table:table-row table:style-name="ro1">
          <table:table-cell office:value-type="float" office:value="646272">
            <text:p>646272</text:p>
          </table:table-cell>
          <table:table-cell office:value-type="float" office:value="-9243">
            <text:p>-9243</text:p>
          </table:table-cell>
          <table:table-cell table:formula="of:=[.A96]/262144" office:value-type="float" office:value="2.46533203125">
            <text:p>2.4653320313</text:p>
          </table:table-cell>
        </table:table-row>
        <table:table-row table:style-name="ro1">
          <table:table-cell office:value-type="float" office:value="653184">
            <text:p>653184</text:p>
          </table:table-cell>
          <table:table-cell office:value-type="float" office:value="-9767">
            <text:p>-9767</text:p>
          </table:table-cell>
          <table:table-cell table:formula="of:=[.A97]/262144" office:value-type="float" office:value="2.49169921875">
            <text:p>2.4916992188</text:p>
          </table:table-cell>
        </table:table-row>
        <table:table-row table:style-name="ro1">
          <table:table-cell office:value-type="float" office:value="660096">
            <text:p>660096</text:p>
          </table:table-cell>
          <table:table-cell office:value-type="float" office:value="-10291">
            <text:p>-10291</text:p>
          </table:table-cell>
          <table:table-cell table:formula="of:=[.A98]/262144" office:value-type="float" office:value="2.51806640625">
            <text:p>2.5180664063</text:p>
          </table:table-cell>
        </table:table-row>
        <table:table-row table:style-name="ro1">
          <table:table-cell office:value-type="float" office:value="667008">
            <text:p>667008</text:p>
          </table:table-cell>
          <table:table-cell office:value-type="float" office:value="-10815">
            <text:p>-10815</text:p>
          </table:table-cell>
          <table:table-cell table:formula="of:=[.A99]/262144" office:value-type="float" office:value="2.54443359375">
            <text:p>2.5444335938</text:p>
          </table:table-cell>
        </table:table-row>
        <table:table-row table:style-name="ro1">
          <table:table-cell office:value-type="float" office:value="673920">
            <text:p>673920</text:p>
          </table:table-cell>
          <table:table-cell office:value-type="float" office:value="-11339">
            <text:p>-11339</text:p>
          </table:table-cell>
          <table:table-cell table:formula="of:=[.A100]/262144" office:value-type="float" office:value="2.57080078125">
            <text:p>2.5708007813</text:p>
          </table:table-cell>
        </table:table-row>
        <table:table-row table:style-name="ro1">
          <table:table-cell office:value-type="float" office:value="680832">
            <text:p>680832</text:p>
          </table:table-cell>
          <table:table-cell office:value-type="float" office:value="-11863">
            <text:p>-11863</text:p>
          </table:table-cell>
          <table:table-cell table:formula="of:=[.A101]/262144" office:value-type="float" office:value="2.59716796875">
            <text:p>2.5971679688</text:p>
          </table:table-cell>
        </table:table-row>
        <table:table-row table:style-name="ro1">
          <table:table-cell office:value-type="float" office:value="687744">
            <text:p>687744</text:p>
          </table:table-cell>
          <table:table-cell office:value-type="float" office:value="-12386">
            <text:p>-12386</text:p>
          </table:table-cell>
          <table:table-cell table:formula="of:=[.A102]/262144" office:value-type="float" office:value="2.62353515625">
            <text:p>2.6235351563</text:p>
          </table:table-cell>
        </table:table-row>
        <table:table-row table:style-name="ro1">
          <table:table-cell office:value-type="float" office:value="694656">
            <text:p>694656</text:p>
          </table:table-cell>
          <table:table-cell office:value-type="float" office:value="-12910">
            <text:p>-12910</text:p>
          </table:table-cell>
          <table:table-cell table:formula="of:=[.A103]/262144" office:value-type="float" office:value="2.64990234375">
            <text:p>2.6499023438</text:p>
          </table:table-cell>
        </table:table-row>
        <table:table-row table:style-name="ro1">
          <table:table-cell office:value-type="float" office:value="701568">
            <text:p>701568</text:p>
          </table:table-cell>
          <table:table-cell office:value-type="float" office:value="-13434">
            <text:p>-13434</text:p>
          </table:table-cell>
          <table:table-cell table:formula="of:=[.A104]/262144" office:value-type="float" office:value="2.67626953125">
            <text:p>2.6762695313</text:p>
          </table:table-cell>
        </table:table-row>
        <table:table-row table:style-name="ro1">
          <table:table-cell office:value-type="float" office:value="708480">
            <text:p>708480</text:p>
          </table:table-cell>
          <table:table-cell office:value-type="float" office:value="-13958">
            <text:p>-13958</text:p>
          </table:table-cell>
          <table:table-cell table:formula="of:=[.A105]/262144" office:value-type="float" office:value="2.70263671875">
            <text:p>2.7026367188</text:p>
          </table:table-cell>
        </table:table-row>
        <table:table-row table:style-name="ro1">
          <table:table-cell office:value-type="float" office:value="715392">
            <text:p>715392</text:p>
          </table:table-cell>
          <table:table-cell office:value-type="float" office:value="-14482">
            <text:p>-14482</text:p>
          </table:table-cell>
          <table:table-cell table:formula="of:=[.A106]/262144" office:value-type="float" office:value="2.72900390625">
            <text:p>2.7290039063</text:p>
          </table:table-cell>
        </table:table-row>
        <table:table-row table:style-name="ro1">
          <table:table-cell office:value-type="float" office:value="722304">
            <text:p>722304</text:p>
          </table:table-cell>
          <table:table-cell office:value-type="float" office:value="-15006">
            <text:p>-15006</text:p>
          </table:table-cell>
          <table:table-cell table:formula="of:=[.A107]/262144" office:value-type="float" office:value="2.75537109375">
            <text:p>2.7553710938</text:p>
          </table:table-cell>
        </table:table-row>
        <table:table-row table:style-name="ro1">
          <table:table-cell office:value-type="float" office:value="729216">
            <text:p>729216</text:p>
          </table:table-cell>
          <table:table-cell office:value-type="float" office:value="-15529">
            <text:p>-15529</text:p>
          </table:table-cell>
          <table:table-cell table:formula="of:=[.A108]/262144" office:value-type="float" office:value="2.78173828125">
            <text:p>2.7817382813</text:p>
          </table:table-cell>
        </table:table-row>
        <table:table-row table:style-name="ro1">
          <table:table-cell office:value-type="float" office:value="736128">
            <text:p>736128</text:p>
          </table:table-cell>
          <table:table-cell office:value-type="float" office:value="-16053">
            <text:p>-16053</text:p>
          </table:table-cell>
          <table:table-cell table:formula="of:=[.A109]/262144" office:value-type="float" office:value="2.80810546875">
            <text:p>2.8081054688</text:p>
          </table:table-cell>
        </table:table-row>
        <table:table-row table:style-name="ro1">
          <table:table-cell office:value-type="float" office:value="743040">
            <text:p>743040</text:p>
          </table:table-cell>
          <table:table-cell office:value-type="float" office:value="-16577">
            <text:p>-16577</text:p>
          </table:table-cell>
          <table:table-cell table:formula="of:=[.A110]/262144" office:value-type="float" office:value="2.83447265625">
            <text:p>2.8344726563</text:p>
          </table:table-cell>
        </table:table-row>
        <table:table-row table:style-name="ro1">
          <table:table-cell office:value-type="float" office:value="749952">
            <text:p>749952</text:p>
          </table:table-cell>
          <table:table-cell office:value-type="float" office:value="-17101">
            <text:p>-17101</text:p>
          </table:table-cell>
          <table:table-cell table:formula="of:=[.A111]/262144" office:value-type="float" office:value="2.86083984375">
            <text:p>2.8608398438</text:p>
          </table:table-cell>
        </table:table-row>
        <table:table-row table:style-name="ro1">
          <table:table-cell office:value-type="float" office:value="756864">
            <text:p>756864</text:p>
          </table:table-cell>
          <table:table-cell office:value-type="float" office:value="-17625">
            <text:p>-17625</text:p>
          </table:table-cell>
          <table:table-cell table:formula="of:=[.A112]/262144" office:value-type="float" office:value="2.88720703125">
            <text:p>2.8872070313</text:p>
          </table:table-cell>
        </table:table-row>
        <table:table-row table:style-name="ro1">
          <table:table-cell office:value-type="float" office:value="763776">
            <text:p>763776</text:p>
          </table:table-cell>
          <table:table-cell office:value-type="float" office:value="-18149">
            <text:p>-18149</text:p>
          </table:table-cell>
          <table:table-cell table:formula="of:=[.A113]/262144" office:value-type="float" office:value="2.91357421875">
            <text:p>2.9135742188</text:p>
          </table:table-cell>
        </table:table-row>
        <table:table-row table:style-name="ro1">
          <table:table-cell office:value-type="float" office:value="770688">
            <text:p>770688</text:p>
          </table:table-cell>
          <table:table-cell office:value-type="float" office:value="-18672">
            <text:p>-18672</text:p>
          </table:table-cell>
          <table:table-cell table:formula="of:=[.A114]/262144" office:value-type="float" office:value="2.93994140625">
            <text:p>2.9399414063</text:p>
          </table:table-cell>
        </table:table-row>
        <table:table-row table:style-name="ro1">
          <table:table-cell office:value-type="float" office:value="777600">
            <text:p>777600</text:p>
          </table:table-cell>
          <table:table-cell office:value-type="float" office:value="-19196">
            <text:p>-19196</text:p>
          </table:table-cell>
          <table:table-cell table:formula="of:=[.A115]/262144" office:value-type="float" office:value="2.96630859375">
            <text:p>2.9663085938</text:p>
          </table:table-cell>
        </table:table-row>
        <table:table-row table:style-name="ro1">
          <table:table-cell office:value-type="float" office:value="784512">
            <text:p>784512</text:p>
          </table:table-cell>
          <table:table-cell office:value-type="float" office:value="-19720">
            <text:p>-19720</text:p>
          </table:table-cell>
          <table:table-cell table:formula="of:=[.A116]/262144" office:value-type="float" office:value="2.99267578125">
            <text:p>2.9926757813</text:p>
          </table:table-cell>
        </table:table-row>
        <table:table-row table:style-name="ro1">
          <table:table-cell office:value-type="float" office:value="791424">
            <text:p>791424</text:p>
          </table:table-cell>
          <table:table-cell office:value-type="float" office:value="-19487">
            <text:p>-19487</text:p>
          </table:table-cell>
          <table:table-cell table:formula="of:=[.A117]/262144" office:value-type="float" office:value="3.01904296875">
            <text:p>3.0190429688</text:p>
          </table:table-cell>
        </table:table-row>
        <table:table-row table:style-name="ro1">
          <table:table-cell office:value-type="float" office:value="798336">
            <text:p>798336</text:p>
          </table:table-cell>
          <table:table-cell office:value-type="float" office:value="-18963">
            <text:p>-18963</text:p>
          </table:table-cell>
          <table:table-cell table:formula="of:=[.A118]/262144" office:value-type="float" office:value="3.04541015625">
            <text:p>3.0454101563</text:p>
          </table:table-cell>
        </table:table-row>
        <table:table-row table:style-name="ro1">
          <table:table-cell office:value-type="float" office:value="805248">
            <text:p>805248</text:p>
          </table:table-cell>
          <table:table-cell office:value-type="float" office:value="-18440">
            <text:p>-18440</text:p>
          </table:table-cell>
          <table:table-cell table:formula="of:=[.A119]/262144" office:value-type="float" office:value="3.07177734375">
            <text:p>3.0717773438</text:p>
          </table:table-cell>
        </table:table-row>
        <table:table-row table:style-name="ro1">
          <table:table-cell office:value-type="float" office:value="812160">
            <text:p>812160</text:p>
          </table:table-cell>
          <table:table-cell office:value-type="float" office:value="-17916">
            <text:p>-17916</text:p>
          </table:table-cell>
          <table:table-cell table:formula="of:=[.A120]/262144" office:value-type="float" office:value="3.09814453125">
            <text:p>3.0981445313</text:p>
          </table:table-cell>
        </table:table-row>
        <table:table-row table:style-name="ro1">
          <table:table-cell office:value-type="float" office:value="819072">
            <text:p>819072</text:p>
          </table:table-cell>
          <table:table-cell office:value-type="float" office:value="-17392">
            <text:p>-17392</text:p>
          </table:table-cell>
          <table:table-cell table:formula="of:=[.A121]/262144" office:value-type="float" office:value="3.12451171875">
            <text:p>3.1245117188</text:p>
          </table:table-cell>
        </table:table-row>
        <table:table-row table:style-name="ro1">
          <table:table-cell office:value-type="float" office:value="825984">
            <text:p>825984</text:p>
          </table:table-cell>
          <table:table-cell office:value-type="float" office:value="-16868">
            <text:p>-16868</text:p>
          </table:table-cell>
          <table:table-cell table:formula="of:=[.A122]/262144" office:value-type="float" office:value="3.15087890625">
            <text:p>3.1508789063</text:p>
          </table:table-cell>
        </table:table-row>
        <table:table-row table:style-name="ro1">
          <table:table-cell office:value-type="float" office:value="832896">
            <text:p>832896</text:p>
          </table:table-cell>
          <table:table-cell office:value-type="float" office:value="-16344">
            <text:p>-16344</text:p>
          </table:table-cell>
          <table:table-cell table:formula="of:=[.A123]/262144" office:value-type="float" office:value="3.17724609375">
            <text:p>3.1772460938</text:p>
          </table:table-cell>
        </table:table-row>
        <table:table-row table:style-name="ro1">
          <table:table-cell office:value-type="float" office:value="839808">
            <text:p>839808</text:p>
          </table:table-cell>
          <table:table-cell office:value-type="float" office:value="-15820">
            <text:p>-15820</text:p>
          </table:table-cell>
          <table:table-cell table:formula="of:=[.A124]/262144" office:value-type="float" office:value="3.20361328125">
            <text:p>3.2036132813</text:p>
          </table:table-cell>
        </table:table-row>
        <table:table-row table:style-name="ro1">
          <table:table-cell office:value-type="float" office:value="846720">
            <text:p>846720</text:p>
          </table:table-cell>
          <table:table-cell office:value-type="float" office:value="-15297">
            <text:p>-15297</text:p>
          </table:table-cell>
          <table:table-cell table:formula="of:=[.A125]/262144" office:value-type="float" office:value="3.22998046875">
            <text:p>3.2299804688</text:p>
          </table:table-cell>
        </table:table-row>
        <table:table-row table:style-name="ro1">
          <table:table-cell office:value-type="float" office:value="853632">
            <text:p>853632</text:p>
          </table:table-cell>
          <table:table-cell office:value-type="float" office:value="-14773">
            <text:p>-14773</text:p>
          </table:table-cell>
          <table:table-cell table:formula="of:=[.A126]/262144" office:value-type="float" office:value="3.25634765625">
            <text:p>3.2563476563</text:p>
          </table:table-cell>
        </table:table-row>
        <table:table-row table:style-name="ro1">
          <table:table-cell office:value-type="float" office:value="860544">
            <text:p>860544</text:p>
          </table:table-cell>
          <table:table-cell office:value-type="float" office:value="-14249">
            <text:p>-14249</text:p>
          </table:table-cell>
          <table:table-cell table:formula="of:=[.A127]/262144" office:value-type="float" office:value="3.28271484375">
            <text:p>3.2827148438</text:p>
          </table:table-cell>
        </table:table-row>
        <table:table-row table:style-name="ro1">
          <table:table-cell office:value-type="float" office:value="867456">
            <text:p>867456</text:p>
          </table:table-cell>
          <table:table-cell office:value-type="float" office:value="-13725">
            <text:p>-13725</text:p>
          </table:table-cell>
          <table:table-cell table:formula="of:=[.A128]/262144" office:value-type="float" office:value="3.30908203125">
            <text:p>3.3090820313</text:p>
          </table:table-cell>
        </table:table-row>
        <table:table-row table:style-name="ro1">
          <table:table-cell office:value-type="float" office:value="874368">
            <text:p>874368</text:p>
          </table:table-cell>
          <table:table-cell office:value-type="float" office:value="-13201">
            <text:p>-13201</text:p>
          </table:table-cell>
          <table:table-cell table:formula="of:=[.A129]/262144" office:value-type="float" office:value="3.33544921875">
            <text:p>3.3354492188</text:p>
          </table:table-cell>
        </table:table-row>
        <table:table-row table:style-name="ro1">
          <table:table-cell office:value-type="float" office:value="881280">
            <text:p>881280</text:p>
          </table:table-cell>
          <table:table-cell office:value-type="float" office:value="-12677">
            <text:p>-12677</text:p>
          </table:table-cell>
          <table:table-cell table:formula="of:=[.A130]/262144" office:value-type="float" office:value="3.36181640625">
            <text:p>3.3618164063</text:p>
          </table:table-cell>
        </table:table-row>
        <table:table-row table:style-name="ro1">
          <table:table-cell office:value-type="float" office:value="888192">
            <text:p>888192</text:p>
          </table:table-cell>
          <table:table-cell office:value-type="float" office:value="-12154">
            <text:p>-12154</text:p>
          </table:table-cell>
          <table:table-cell table:formula="of:=[.A131]/262144" office:value-type="float" office:value="3.38818359375">
            <text:p>3.3881835938</text:p>
          </table:table-cell>
        </table:table-row>
        <table:table-row table:style-name="ro1">
          <table:table-cell office:value-type="float" office:value="895104">
            <text:p>895104</text:p>
          </table:table-cell>
          <table:table-cell office:value-type="float" office:value="-11630">
            <text:p>-11630</text:p>
          </table:table-cell>
          <table:table-cell table:formula="of:=[.A132]/262144" office:value-type="float" office:value="3.41455078125">
            <text:p>3.4145507813</text:p>
          </table:table-cell>
        </table:table-row>
        <table:table-row table:style-name="ro1">
          <table:table-cell office:value-type="float" office:value="902016">
            <text:p>902016</text:p>
          </table:table-cell>
          <table:table-cell office:value-type="float" office:value="-11106">
            <text:p>-11106</text:p>
          </table:table-cell>
          <table:table-cell table:formula="of:=[.A133]/262144" office:value-type="float" office:value="3.44091796875">
            <text:p>3.4409179688</text:p>
          </table:table-cell>
        </table:table-row>
        <table:table-row table:style-name="ro1">
          <table:table-cell office:value-type="float" office:value="908928">
            <text:p>908928</text:p>
          </table:table-cell>
          <table:table-cell office:value-type="float" office:value="-10582">
            <text:p>-10582</text:p>
          </table:table-cell>
          <table:table-cell table:formula="of:=[.A134]/262144" office:value-type="float" office:value="3.46728515625">
            <text:p>3.4672851563</text:p>
          </table:table-cell>
        </table:table-row>
        <table:table-row table:style-name="ro1">
          <table:table-cell office:value-type="float" office:value="915840">
            <text:p>915840</text:p>
          </table:table-cell>
          <table:table-cell office:value-type="float" office:value="-10058">
            <text:p>-10058</text:p>
          </table:table-cell>
          <table:table-cell table:formula="of:=[.A135]/262144" office:value-type="float" office:value="3.49365234375">
            <text:p>3.4936523438</text:p>
          </table:table-cell>
        </table:table-row>
        <table:table-row table:style-name="ro1">
          <table:table-cell office:value-type="float" office:value="922752">
            <text:p>922752</text:p>
          </table:table-cell>
          <table:table-cell office:value-type="float" office:value="-9534">
            <text:p>-9534</text:p>
          </table:table-cell>
          <table:table-cell table:formula="of:=[.A136]/262144" office:value-type="float" office:value="3.52001953125">
            <text:p>3.5200195313</text:p>
          </table:table-cell>
        </table:table-row>
        <table:table-row table:style-name="ro1">
          <table:table-cell office:value-type="float" office:value="929664">
            <text:p>929664</text:p>
          </table:table-cell>
          <table:table-cell office:value-type="float" office:value="-9011">
            <text:p>-9011</text:p>
          </table:table-cell>
          <table:table-cell table:formula="of:=[.A137]/262144" office:value-type="float" office:value="3.54638671875">
            <text:p>3.5463867188</text:p>
          </table:table-cell>
        </table:table-row>
        <table:table-row table:style-name="ro1">
          <table:table-cell office:value-type="float" office:value="936576">
            <text:p>936576</text:p>
          </table:table-cell>
          <table:table-cell office:value-type="float" office:value="-8487">
            <text:p>-8487</text:p>
          </table:table-cell>
          <table:table-cell table:formula="of:=[.A138]/262144" office:value-type="float" office:value="3.57275390625">
            <text:p>3.5727539063</text:p>
          </table:table-cell>
        </table:table-row>
        <table:table-row table:style-name="ro1">
          <table:table-cell office:value-type="float" office:value="943488">
            <text:p>943488</text:p>
          </table:table-cell>
          <table:table-cell office:value-type="float" office:value="-7963">
            <text:p>-7963</text:p>
          </table:table-cell>
          <table:table-cell table:formula="of:=[.A139]/262144" office:value-type="float" office:value="3.59912109375">
            <text:p>3.5991210938</text:p>
          </table:table-cell>
        </table:table-row>
        <table:table-row table:style-name="ro1">
          <table:table-cell office:value-type="float" office:value="950400">
            <text:p>950400</text:p>
          </table:table-cell>
          <table:table-cell office:value-type="float" office:value="-7439">
            <text:p>-7439</text:p>
          </table:table-cell>
          <table:table-cell table:formula="of:=[.A140]/262144" office:value-type="float" office:value="3.62548828125">
            <text:p>3.6254882813</text:p>
          </table:table-cell>
        </table:table-row>
        <table:table-row table:style-name="ro1">
          <table:table-cell office:value-type="float" office:value="957312">
            <text:p>957312</text:p>
          </table:table-cell>
          <table:table-cell office:value-type="float" office:value="-6915">
            <text:p>-6915</text:p>
          </table:table-cell>
          <table:table-cell table:formula="of:=[.A141]/262144" office:value-type="float" office:value="3.65185546875">
            <text:p>3.6518554688</text:p>
          </table:table-cell>
        </table:table-row>
        <table:table-row table:style-name="ro1">
          <table:table-cell office:value-type="float" office:value="964224">
            <text:p>964224</text:p>
          </table:table-cell>
          <table:table-cell office:value-type="float" office:value="-6392">
            <text:p>-6392</text:p>
          </table:table-cell>
          <table:table-cell table:formula="of:=[.A142]/262144" office:value-type="float" office:value="3.67822265625">
            <text:p>3.6782226563</text:p>
          </table:table-cell>
        </table:table-row>
        <table:table-row table:style-name="ro1">
          <table:table-cell office:value-type="float" office:value="971136">
            <text:p>971136</text:p>
          </table:table-cell>
          <table:table-cell office:value-type="float" office:value="-5868">
            <text:p>-5868</text:p>
          </table:table-cell>
          <table:table-cell table:formula="of:=[.A143]/262144" office:value-type="float" office:value="3.70458984375">
            <text:p>3.7045898438</text:p>
          </table:table-cell>
        </table:table-row>
        <table:table-row table:style-name="ro1">
          <table:table-cell office:value-type="float" office:value="978048">
            <text:p>978048</text:p>
          </table:table-cell>
          <table:table-cell office:value-type="float" office:value="-5344">
            <text:p>-5344</text:p>
          </table:table-cell>
          <table:table-cell table:formula="of:=[.A144]/262144" office:value-type="float" office:value="3.73095703125">
            <text:p>3.7309570313</text:p>
          </table:table-cell>
        </table:table-row>
        <table:table-row table:style-name="ro1">
          <table:table-cell office:value-type="float" office:value="984960">
            <text:p>984960</text:p>
          </table:table-cell>
          <table:table-cell office:value-type="float" office:value="-4820">
            <text:p>-4820</text:p>
          </table:table-cell>
          <table:table-cell table:formula="of:=[.A145]/262144" office:value-type="float" office:value="3.75732421875">
            <text:p>3.7573242188</text:p>
          </table:table-cell>
        </table:table-row>
        <table:table-row table:style-name="ro1">
          <table:table-cell office:value-type="float" office:value="991872">
            <text:p>991872</text:p>
          </table:table-cell>
          <table:table-cell office:value-type="float" office:value="-4296">
            <text:p>-4296</text:p>
          </table:table-cell>
          <table:table-cell table:formula="of:=[.A146]/262144" office:value-type="float" office:value="3.78369140625">
            <text:p>3.7836914063</text:p>
          </table:table-cell>
        </table:table-row>
        <table:table-row table:style-name="ro1">
          <table:table-cell office:value-type="float" office:value="998784">
            <text:p>998784</text:p>
          </table:table-cell>
          <table:table-cell office:value-type="float" office:value="-3772">
            <text:p>-3772</text:p>
          </table:table-cell>
          <table:table-cell table:formula="of:=[.A147]/262144" office:value-type="float" office:value="3.81005859375">
            <text:p>3.8100585938</text:p>
          </table:table-cell>
        </table:table-row>
        <table:table-row table:style-name="ro1">
          <table:table-cell office:value-type="float" office:value="1005696">
            <text:p>1005696</text:p>
          </table:table-cell>
          <table:table-cell office:value-type="float" office:value="-3249">
            <text:p>-3249</text:p>
          </table:table-cell>
          <table:table-cell table:formula="of:=[.A148]/262144" office:value-type="float" office:value="3.83642578125">
            <text:p>3.8364257813</text:p>
          </table:table-cell>
        </table:table-row>
        <table:table-row table:style-name="ro1">
          <table:table-cell office:value-type="float" office:value="1012608">
            <text:p>1012608</text:p>
          </table:table-cell>
          <table:table-cell office:value-type="float" office:value="-2725">
            <text:p>-2725</text:p>
          </table:table-cell>
          <table:table-cell table:formula="of:=[.A149]/262144" office:value-type="float" office:value="3.86279296875">
            <text:p>3.8627929688</text:p>
          </table:table-cell>
        </table:table-row>
        <table:table-row table:style-name="ro1">
          <table:table-cell office:value-type="float" office:value="1019520">
            <text:p>1019520</text:p>
          </table:table-cell>
          <table:table-cell office:value-type="float" office:value="-2201">
            <text:p>-2201</text:p>
          </table:table-cell>
          <table:table-cell table:formula="of:=[.A150]/262144" office:value-type="float" office:value="3.88916015625">
            <text:p>3.8891601563</text:p>
          </table:table-cell>
        </table:table-row>
        <table:table-row table:style-name="ro1">
          <table:table-cell office:value-type="float" office:value="1026432">
            <text:p>1026432</text:p>
          </table:table-cell>
          <table:table-cell office:value-type="float" office:value="-1677">
            <text:p>-1677</text:p>
          </table:table-cell>
          <table:table-cell table:formula="of:=[.A151]/262144" office:value-type="float" office:value="3.91552734375">
            <text:p>3.9155273438</text:p>
          </table:table-cell>
        </table:table-row>
        <table:table-row table:style-name="ro1">
          <table:table-cell office:value-type="float" office:value="1033344">
            <text:p>1033344</text:p>
          </table:table-cell>
          <table:table-cell office:value-type="float" office:value="-1153">
            <text:p>-1153</text:p>
          </table:table-cell>
          <table:table-cell table:formula="of:=[.A152]/262144" office:value-type="float" office:value="3.94189453125">
            <text:p>3.9418945313</text:p>
          </table:table-cell>
        </table:table-row>
        <table:table-row table:style-name="ro1">
          <table:table-cell office:value-type="float" office:value="1040256">
            <text:p>1040256</text:p>
          </table:table-cell>
          <table:table-cell office:value-type="float" office:value="-629">
            <text:p>-629</text:p>
          </table:table-cell>
          <table:table-cell table:formula="of:=[.A153]/262144" office:value-type="float" office:value="3.96826171875">
            <text:p>3.9682617188</text:p>
          </table:table-cell>
        </table:table-row>
        <table:table-row table:style-name="ro1">
          <table:table-cell office:value-type="float" office:value="1047168">
            <text:p>1047168</text:p>
          </table:table-cell>
          <table:table-cell office:value-type="float" office:value="-106">
            <text:p>-106</text:p>
          </table:table-cell>
          <table:table-cell table:formula="of:=[.A154]/262144" office:value-type="float" office:value="3.99462890625">
            <text:p>3.9946289063</text:p>
          </table:table-cell>
        </table:table-row>
      </table:table>
      <table:table table:name="Sheet9" table:style-name="ta1">
        <table:table-column table:style-name="co4" table:number-columns-repeated="7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>
            <text:p>Power of Two!</text:p>
          </table:table-cell>
          <table:table-cell table:number-columns-repeated="8"/>
        </table:table-row>
        <table:table-row table:style-name="ro1">
          <table:table-cell office:value-type="string">
            <text:p>One fixed</text:p>
          </table:table-cell>
          <table:table-cell office:value-type="float" office:value="262144">
            <text:p>262144</text:p>
          </table:table-cell>
          <table:table-cell table:number-columns-repeated="7"/>
        </table:table-row>
        <table:table-row table:style-name="ro1">
          <table:table-cell office:value-type="string">
            <text:p>Value</text:p>
          </table:table-cell>
          <table:table-cell office:value-type="string">
            <text:p>Power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formula="of:=POWER(2;[.A4])" office:value-type="float" office:value="1">
            <text:p>1</text:p>
          </table:table-cell>
          <table:table-cell/>
          <table:table-cell table:formula="of:=ROUND([.A4]*262144;0)" office:value-type="float" office:value="0">
            <text:p>0</text:p>
          </table:table-cell>
          <table:table-cell table:formula="of:=ROUND([.B4]*262144;0)" office:value-type="float" office:value="262144">
            <text:p>262144</text:p>
          </table:table-cell>
          <table:table-cell table:formula="of:=[.E4]/([.$B$2])" office:value-type="float" office:value="1">
            <text:p>1</text:p>
          </table:table-cell>
          <table:table-cell table:formula="of:=[.E4]-[.$B$2]" office:value-type="float" office:value="0">
            <text:p>0</text:p>
          </table:table-cell>
          <table:table-cell table:formula="of:=BASE([.D4];2)" office:value-type="string" office:string-value="0">
            <text:p>0</text:p>
          </table:table-cell>
          <table:table-cell/>
        </table:table-row>
        <table:table-row table:style-name="ro1">
          <table:table-cell office:value-type="float" office:value="0.0625">
            <text:p>0.0625</text:p>
          </table:table-cell>
          <table:table-cell table:formula="of:=POWER(2;[.A5])" office:value-type="float" office:value="1.04427378242741">
            <text:p>1.0442737824</text:p>
          </table:table-cell>
          <table:table-cell/>
          <table:table-cell table:formula="of:=ROUND([.A5]*262144;0)" office:value-type="float" office:value="16384">
            <text:p>16384</text:p>
          </table:table-cell>
          <table:table-cell table:formula="of:=ROUND([.B5]*262144;0)" office:value-type="float" office:value="273750">
            <text:p>273750</text:p>
          </table:table-cell>
          <table:table-cell table:formula="of:=[.E5]/([.$B$2])" office:value-type="float" office:value="1.04427337646484">
            <text:p>1.0442733765</text:p>
          </table:table-cell>
          <table:table-cell table:formula="of:=[.E5]-[.$B$2]" office:value-type="float" office:value="11606">
            <text:p>11606</text:p>
          </table:table-cell>
          <table:table-cell table:formula="of:=BASE([.D5];2)" office:value-type="string" office:string-value="100000000000000">
            <text:p>100000000000000</text:p>
          </table:table-cell>
          <table:table-cell/>
        </table:table-row>
        <table:table-row table:style-name="ro1">
          <table:table-cell office:value-type="float" office:value="0.125">
            <text:p>0.125</text:p>
          </table:table-cell>
          <table:table-cell table:formula="of:=POWER(2;[.A6])" office:value-type="float" office:value="1.09050773266526">
            <text:p>1.0905077327</text:p>
          </table:table-cell>
          <table:table-cell/>
          <table:table-cell table:formula="of:=ROUND([.A6]*262144;0)" office:value-type="float" office:value="32768">
            <text:p>32768</text:p>
          </table:table-cell>
          <table:table-cell table:formula="of:=ROUND([.B6]*262144;0)" office:value-type="float" office:value="285870">
            <text:p>285870</text:p>
          </table:table-cell>
          <table:table-cell table:formula="of:=[.E6]/([.$B$2])" office:value-type="float" office:value="1.09050750732422">
            <text:p>1.0905075073</text:p>
          </table:table-cell>
          <table:table-cell table:formula="of:=[.E6]-[.$B$2]" office:value-type="float" office:value="23726">
            <text:p>23726</text:p>
          </table:table-cell>
          <table:table-cell table:formula="of:=BASE([.D6];2)" office:value-type="string" office:string-value="1000000000000000">
            <text:p>1000000000000000</text:p>
          </table:table-cell>
          <table:table-cell/>
        </table:table-row>
        <table:table-row table:style-name="ro1">
          <table:table-cell office:value-type="float" office:value="0.1875">
            <text:p>0.1875</text:p>
          </table:table-cell>
          <table:table-cell table:formula="of:=POWER(2;[.A7])" office:value-type="float" office:value="1.13878863475669">
            <text:p>1.1387886348</text:p>
          </table:table-cell>
          <table:table-cell/>
          <table:table-cell table:formula="of:=ROUND([.A7]*262144;0)" office:value-type="float" office:value="49152">
            <text:p>49152</text:p>
          </table:table-cell>
          <table:table-cell table:formula="of:=ROUND([.B7]*262144;0)" office:value-type="float" office:value="298527">
            <text:p>298527</text:p>
          </table:table-cell>
          <table:table-cell table:formula="of:=[.E7]/([.$B$2])" office:value-type="float" office:value="1.13879013061523">
            <text:p>1.1387901306</text:p>
          </table:table-cell>
          <table:table-cell table:formula="of:=[.E7]-[.$B$2]" office:value-type="float" office:value="36383">
            <text:p>36383</text:p>
          </table:table-cell>
          <table:table-cell table:formula="of:=BASE([.D7];2)" office:value-type="string" office:string-value="1100000000000000">
            <text:p>1100000000000000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table:formula="of:=POWER(2;[.A8])" office:value-type="float" office:value="1.18920711500272">
            <text:p>1.189207115</text:p>
          </table:table-cell>
          <table:table-cell/>
          <table:table-cell table:formula="of:=ROUND([.A8]*262144;0)" office:value-type="float" office:value="65536">
            <text:p>65536</text:p>
          </table:table-cell>
          <table:table-cell table:formula="of:=ROUND([.B8]*262144;0)" office:value-type="float" office:value="311744">
            <text:p>311744</text:p>
          </table:table-cell>
          <table:table-cell table:formula="of:=[.E8]/([.$B$2])" office:value-type="float" office:value="1.189208984375">
            <text:p>1.1892089844</text:p>
          </table:table-cell>
          <table:table-cell table:formula="of:=[.E8]-[.$B$2]" office:value-type="float" office:value="49600">
            <text:p>49600</text:p>
          </table:table-cell>
          <table:table-cell table:formula="of:=BASE([.D8];2)" office:value-type="string" office:string-value="10000000000000000">
            <text:p>10000000000000000</text:p>
          </table:table-cell>
          <table:table-cell/>
        </table:table-row>
        <table:table-row table:style-name="ro1">
          <table:table-cell office:value-type="float" office:value="0.3125">
            <text:p>0.3125</text:p>
          </table:table-cell>
          <table:table-cell table:formula="of:=POWER(2;[.A9])" office:value-type="float" office:value="1.24185781207348">
            <text:p>1.2418578121</text:p>
          </table:table-cell>
          <table:table-cell/>
          <table:table-cell table:formula="of:=ROUND([.A9]*262144;0)" office:value-type="float" office:value="81920">
            <text:p>81920</text:p>
          </table:table-cell>
          <table:table-cell table:formula="of:=ROUND([.B9]*262144;0)" office:value-type="float" office:value="325546">
            <text:p>325546</text:p>
          </table:table-cell>
          <table:table-cell table:formula="of:=[.E9]/([.$B$2])" office:value-type="float" office:value="1.24185943603516">
            <text:p>1.241859436</text:p>
          </table:table-cell>
          <table:table-cell table:formula="of:=[.E9]-[.$B$2]" office:value-type="float" office:value="63402">
            <text:p>63402</text:p>
          </table:table-cell>
          <table:table-cell table:formula="of:=BASE([.D9];2)" office:value-type="string" office:string-value="10100000000000000">
            <text:p>10100000000000000</text:p>
          </table:table-cell>
          <table:table-cell/>
        </table:table-row>
        <table:table-row table:style-name="ro1">
          <table:table-cell office:value-type="float" office:value="0.375">
            <text:p>0.375</text:p>
          </table:table-cell>
          <table:table-cell table:formula="of:=POWER(2;[.A10])" office:value-type="float" office:value="1.29683955465101">
            <text:p>1.2968395547</text:p>
          </table:table-cell>
          <table:table-cell/>
          <table:table-cell table:formula="of:=ROUND([.A10]*262144;0)" office:value-type="float" office:value="98304">
            <text:p>98304</text:p>
          </table:table-cell>
          <table:table-cell table:formula="of:=ROUND([.B10]*262144;0)" office:value-type="float" office:value="339959">
            <text:p>339959</text:p>
          </table:table-cell>
          <table:table-cell table:formula="of:=[.E10]/([.$B$2])" office:value-type="float" office:value="1.29684066772461">
            <text:p>1.2968406677</text:p>
          </table:table-cell>
          <table:table-cell table:formula="of:=[.E10]-[.$B$2]" office:value-type="float" office:value="77815">
            <text:p>77815</text:p>
          </table:table-cell>
          <table:table-cell table:formula="of:=BASE([.D10];2)" office:value-type="string" office:string-value="11000000000000000">
            <text:p>11000000000000000</text:p>
          </table:table-cell>
          <table:table-cell/>
        </table:table-row>
        <table:table-row table:style-name="ro1">
          <table:table-cell office:value-type="float" office:value="0.4375">
            <text:p>0.4375</text:p>
          </table:table-cell>
          <table:table-cell table:formula="of:=POWER(2;[.A11])" office:value-type="float" office:value="1.35425554693689">
            <text:p>1.3542555469</text:p>
          </table:table-cell>
          <table:table-cell/>
          <table:table-cell table:formula="of:=ROUND([.A11]*262144;0)" office:value-type="float" office:value="114688">
            <text:p>114688</text:p>
          </table:table-cell>
          <table:table-cell table:formula="of:=ROUND([.B11]*262144;0)" office:value-type="float" office:value="355010">
            <text:p>355010</text:p>
          </table:table-cell>
          <table:table-cell table:formula="of:=[.E11]/([.$B$2])" office:value-type="float" office:value="1.35425567626953">
            <text:p>1.3542556763</text:p>
          </table:table-cell>
          <table:table-cell table:formula="of:=[.E11]-[.$B$2]" office:value-type="float" office:value="92866">
            <text:p>92866</text:p>
          </table:table-cell>
          <table:table-cell table:formula="of:=BASE([.D11];2)" office:value-type="string" office:string-value="11100000000000000">
            <text:p>11100000000000000</text:p>
          </table:table-cell>
          <table:table-cell/>
        </table:table-row>
        <table:table-row table:style-name="ro1">
          <table:table-cell office:value-type="float" office:value="0.5">
            <text:p>0.5</text:p>
          </table:table-cell>
          <table:table-cell table:formula="of:=POWER(2;[.A12])" office:value-type="float" office:value="1.4142135623731">
            <text:p>1.4142135624</text:p>
          </table:table-cell>
          <table:table-cell/>
          <table:table-cell table:formula="of:=ROUND([.A12]*262144;0)" office:value-type="float" office:value="131072">
            <text:p>131072</text:p>
          </table:table-cell>
          <table:table-cell table:formula="of:=ROUND([.B12]*262144;0)" office:value-type="float" office:value="370728">
            <text:p>370728</text:p>
          </table:table-cell>
          <table:table-cell table:formula="of:=[.E12]/([.$B$2])" office:value-type="float" office:value="1.41421508789063">
            <text:p>1.4142150879</text:p>
          </table:table-cell>
          <table:table-cell table:formula="of:=[.E12]-[.$B$2]" office:value-type="float" office:value="108584">
            <text:p>108584</text:p>
          </table:table-cell>
          <table:table-cell table:formula="of:=BASE([.D12];2)" office:value-type="string" office:string-value="100000000000000000">
            <text:p>100000000000000000</text:p>
          </table:table-cell>
          <table:table-cell/>
        </table:table-row>
        <table:table-row table:style-name="ro1">
          <table:table-cell office:value-type="float" office:value="0.5625">
            <text:p>0.5625</text:p>
          </table:table-cell>
          <table:table-cell table:formula="of:=POWER(2;[.A13])" office:value-type="float" office:value="1.4768261459395">
            <text:p>1.4768261459</text:p>
          </table:table-cell>
          <table:table-cell/>
          <table:table-cell table:formula="of:=ROUND([.A13]*262144;0)" office:value-type="float" office:value="147456">
            <text:p>147456</text:p>
          </table:table-cell>
          <table:table-cell table:formula="of:=ROUND([.B13]*262144;0)" office:value-type="float" office:value="387141">
            <text:p>387141</text:p>
          </table:table-cell>
          <table:table-cell table:formula="of:=[.E13]/([.$B$2])" office:value-type="float" office:value="1.47682571411133">
            <text:p>1.4768257141</text:p>
          </table:table-cell>
          <table:table-cell table:formula="of:=[.E13]-[.$B$2]" office:value-type="float" office:value="124997">
            <text:p>124997</text:p>
          </table:table-cell>
          <table:table-cell table:formula="of:=BASE([.D13];2)" office:value-type="string" office:string-value="100100000000000000">
            <text:p>100100000000000000</text:p>
          </table:table-cell>
          <table:table-cell/>
        </table:table-row>
        <table:table-row table:style-name="ro1">
          <table:table-cell office:value-type="float" office:value="0.625">
            <text:p>0.625</text:p>
          </table:table-cell>
          <table:table-cell table:formula="of:=POWER(2;[.A14])" office:value-type="float" office:value="1.54221082540794">
            <text:p>1.5422108254</text:p>
          </table:table-cell>
          <table:table-cell/>
          <table:table-cell table:formula="of:=ROUND([.A14]*262144;0)" office:value-type="float" office:value="163840">
            <text:p>163840</text:p>
          </table:table-cell>
          <table:table-cell table:formula="of:=ROUND([.B14]*262144;0)" office:value-type="float" office:value="404281">
            <text:p>404281</text:p>
          </table:table-cell>
          <table:table-cell table:formula="of:=[.E14]/([.$B$2])" office:value-type="float" office:value="1.54220962524414">
            <text:p>1.5422096252</text:p>
          </table:table-cell>
          <table:table-cell table:formula="of:=[.E14]-[.$B$2]" office:value-type="float" office:value="142137">
            <text:p>142137</text:p>
          </table:table-cell>
          <table:table-cell table:formula="of:=BASE([.D14];2)" office:value-type="string" office:string-value="101000000000000000">
            <text:p>101000000000000000</text:p>
          </table:table-cell>
          <table:table-cell/>
        </table:table-row>
        <table:table-row table:style-name="ro1">
          <table:table-cell office:value-type="float" office:value="0.6875">
            <text:p>0.6875</text:p>
          </table:table-cell>
          <table:table-cell table:formula="of:=POWER(2;[.A15])" office:value-type="float" office:value="1.61049033194925">
            <text:p>1.6104903319</text:p>
          </table:table-cell>
          <table:table-cell/>
          <table:table-cell table:formula="of:=ROUND([.A15]*262144;0)" office:value-type="float" office:value="180224">
            <text:p>180224</text:p>
          </table:table-cell>
          <table:table-cell table:formula="of:=ROUND([.B15]*262144;0)" office:value-type="float" office:value="422180">
            <text:p>422180</text:p>
          </table:table-cell>
          <table:table-cell table:formula="of:=[.E15]/([.$B$2])" office:value-type="float" office:value="1.61048889160156">
            <text:p>1.6104888916</text:p>
          </table:table-cell>
          <table:table-cell table:formula="of:=[.E15]-[.$B$2]" office:value-type="float" office:value="160036">
            <text:p>160036</text:p>
          </table:table-cell>
          <table:table-cell table:formula="of:=BASE([.D15];2)" office:value-type="string" office:string-value="101100000000000000">
            <text:p>101100000000000000</text:p>
          </table:table-cell>
          <table:table-cell/>
        </table:table-row>
        <table:table-row table:style-name="ro1">
          <table:table-cell office:value-type="float" office:value="0.75">
            <text:p>0.75</text:p>
          </table:table-cell>
          <table:table-cell table:formula="of:=POWER(2;[.A16])" office:value-type="float" office:value="1.68179283050743">
            <text:p>1.6817928305</text:p>
          </table:table-cell>
          <table:table-cell/>
          <table:table-cell table:formula="of:=ROUND([.A16]*262144;0)" office:value-type="float" office:value="196608">
            <text:p>196608</text:p>
          </table:table-cell>
          <table:table-cell table:formula="of:=ROUND([.B16]*262144;0)" office:value-type="float" office:value="440872">
            <text:p>440872</text:p>
          </table:table-cell>
          <table:table-cell table:formula="of:=[.E16]/([.$B$2])" office:value-type="float" office:value="1.68179321289063">
            <text:p>1.6817932129</text:p>
          </table:table-cell>
          <table:table-cell table:formula="of:=[.E16]-[.$B$2]" office:value-type="float" office:value="178728">
            <text:p>178728</text:p>
          </table:table-cell>
          <table:table-cell table:formula="of:=BASE([.D16];2)" office:value-type="string" office:string-value="110000000000000000">
            <text:p>110000000000000000</text:p>
          </table:table-cell>
          <table:table-cell/>
        </table:table-row>
        <table:table-row table:style-name="ro1">
          <table:table-cell office:value-type="float" office:value="0.8125">
            <text:p>0.8125</text:p>
          </table:table-cell>
          <table:table-cell table:formula="of:=POWER(2;[.A17])" office:value-type="float" office:value="1.7562521603733">
            <text:p>1.7562521604</text:p>
          </table:table-cell>
          <table:table-cell/>
          <table:table-cell table:formula="of:=ROUND([.A17]*262144;0)" office:value-type="float" office:value="212992">
            <text:p>212992</text:p>
          </table:table-cell>
          <table:table-cell table:formula="of:=ROUND([.B17]*262144;0)" office:value-type="float" office:value="460391">
            <text:p>460391</text:p>
          </table:table-cell>
          <table:table-cell table:formula="of:=[.E17]/([.$B$2])" office:value-type="float" office:value="1.75625228881836">
            <text:p>1.7562522888</text:p>
          </table:table-cell>
          <table:table-cell table:formula="of:=[.E17]-[.$B$2]" office:value-type="float" office:value="198247">
            <text:p>198247</text:p>
          </table:table-cell>
          <table:table-cell table:formula="of:=BASE([.D17];2)" office:value-type="string" office:string-value="110100000000000000">
            <text:p>110100000000000000</text:p>
          </table:table-cell>
          <table:table-cell/>
        </table:table-row>
        <table:table-row table:style-name="ro1">
          <table:table-cell office:value-type="float" office:value="0.875">
            <text:p>0.875</text:p>
          </table:table-cell>
          <table:table-cell table:formula="of:=POWER(2;[.A18])" office:value-type="float" office:value="1.83400808640934">
            <text:p>1.8340080864</text:p>
          </table:table-cell>
          <table:table-cell/>
          <table:table-cell table:formula="of:=ROUND([.A18]*262144;0)" office:value-type="float" office:value="229376">
            <text:p>229376</text:p>
          </table:table-cell>
          <table:table-cell table:formula="of:=ROUND([.B18]*262144;0)" office:value-type="float" office:value="480774">
            <text:p>480774</text:p>
          </table:table-cell>
          <table:table-cell table:formula="of:=[.E18]/([.$B$2])" office:value-type="float" office:value="1.83400726318359">
            <text:p>1.8340072632</text:p>
          </table:table-cell>
          <table:table-cell table:formula="of:=[.E18]-[.$B$2]" office:value-type="float" office:value="218630">
            <text:p>218630</text:p>
          </table:table-cell>
          <table:table-cell table:formula="of:=BASE([.D18];2)" office:value-type="string" office:string-value="111000000000000000">
            <text:p>111000000000000000</text:p>
          </table:table-cell>
          <table:table-cell/>
        </table:table-row>
        <table:table-row table:style-name="ro1">
          <table:table-cell office:value-type="float" office:value="0.9375">
            <text:p>0.9375</text:p>
          </table:table-cell>
          <table:table-cell table:formula="of:=POWER(2;[.A19])" office:value-type="float" office:value="1.91520656139715">
            <text:p>1.9152065614</text:p>
          </table:table-cell>
          <table:table-cell/>
          <table:table-cell table:formula="of:=ROUND([.A19]*262144;0)" office:value-type="float" office:value="245760">
            <text:p>245760</text:p>
          </table:table-cell>
          <table:table-cell table:formula="of:=ROUND([.B19]*262144;0)" office:value-type="float" office:value="502060">
            <text:p>502060</text:p>
          </table:table-cell>
          <table:table-cell table:formula="of:=[.E19]/([.$B$2])" office:value-type="float" office:value="1.91520690917969">
            <text:p>1.9152069092</text:p>
          </table:table-cell>
          <table:table-cell table:formula="of:=[.E19]-[.$B$2]" office:value-type="float" office:value="239916">
            <text:p>239916</text:p>
          </table:table-cell>
          <table:table-cell table:formula="of:=BASE([.D19];2)" office:value-type="string" office:string-value="111100000000000000">
            <text:p>11110000000000000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[.A20])" office:value-type="float" office:value="2">
            <text:p>2</text:p>
          </table:table-cell>
          <table:table-cell/>
          <table:table-cell table:formula="of:=ROUND([.A20]*262144;0)" office:value-type="float" office:value="262144">
            <text:p>262144</text:p>
          </table:table-cell>
          <table:table-cell table:formula="of:=ROUND([.B20]*262144;0)" office:value-type="float" office:value="524288">
            <text:p>524288</text:p>
          </table:table-cell>
          <table:table-cell table:formula="of:=[.E20]/([.$B$2])" office:value-type="float" office:value="2">
            <text:p>2</text:p>
          </table:table-cell>
          <table:table-cell table:formula="of:=[.E20]-[.$B$2]" office:value-type="float" office:value="262144">
            <text:p>262144</text:p>
          </table:table-cell>
          <table:table-cell table:formula="of:=BASE([.D20];2)" office:value-type="string" office:string-value="1000000000000000000">
            <text:p>1000000000000000000</text:p>
          </table:table-cell>
          <table:table-cell/>
        </table:table-row>
        <table:table-row table:style-name="ro2" table:number-rows-repeated="4">
          <table:table-cell table:number-columns-repeated="9"/>
        </table:table-row>
        <table:table-row table:style-name="ro1"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y log x</text:p>
          </table:table-cell>
          <table:table-cell office:value-type="string">
            <text:p>exp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[.B26]*LN([.A26])" office:value-type="float" office:value="1.38629436111989">
            <text:p>1.3862943611</text:p>
          </table:table-cell>
          <table:table-cell table:formula="of:=EXP([.C26])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125">
            <text:p>0.125</text:p>
          </table:table-cell>
          <table:table-cell table:formula="of:=[.B27]*LN([.A27])" office:value-type="float" office:value="0.0866433975699932">
            <text:p>0.0866433976</text:p>
          </table:table-cell>
          <table:table-cell table:formula="of:=EXP([.C27])" office:value-type="float" office:value="1.09050773266526">
            <text:p>1.09050773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24T17:39:50</dc:date>
    <dc:creator>Nick Tuckett</dc:creator>
    <meta:editing-duration>PT1H27M59S</meta:editing-duration>
    <meta:editing-cycles>17</meta:editing-cycles>
    <meta:generator>LibreOffice/3.5$Linux_X86_64 LibreOffice_project/350m1$Build-2</meta:generator>
    <meta:document-statistic meta:table-count="9" meta:cell-count="152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LFO.B3:LFO.B154" svg:x="0.77cm" svg:y="0.855cm" svg:width="11.738cm" svg:height="7.545cm">
          <chartooo:coordinate-region svg:x="2.053cm" svg:y="1.054cm" svg:width="10.24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FO.B3:LFO.B154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1">
                <text:p>261</text:p>
                <draw:g>
                  <svg:desc>LFO.B3:LFO.B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8">
                <text:p>13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56">
                <text:p>2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8">
                <text:p>39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75">
                <text:p>49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9">
                <text:p>5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3">
                <text:p>60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47">
                <text:p>65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71">
                <text:p>7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94">
                <text:p>7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18">
                <text:p>81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42">
                <text:p>86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690">
                <text:p>969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14">
                <text:p>102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261">
                <text:p>112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309">
                <text:p>123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33">
                <text:p>128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56">
                <text:p>133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880">
                <text:p>138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404">
                <text:p>144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28">
                <text:p>149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499">
                <text:p>164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23">
                <text:p>17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71">
                <text:p>180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95">
                <text:p>185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119">
                <text:p>191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642">
                <text:p>196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041">
                <text:p>190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517">
                <text:p>1851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993">
                <text:p>1799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469">
                <text:p>174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946">
                <text:p>169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22">
                <text:p>16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898">
                <text:p>158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374">
                <text:p>153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850">
                <text:p>148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327">
                <text:p>14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03">
                <text:p>138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279">
                <text:p>132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55">
                <text:p>127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231">
                <text:p>122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707">
                <text:p>117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84">
                <text:p>111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660">
                <text:p>106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136">
                <text:p>10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12">
                <text:p>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564">
                <text:p>8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41">
                <text:p>80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517">
                <text:p>75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3">
                <text:p>69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69">
                <text:p>64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945">
                <text:p>59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421">
                <text:p>54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02">
                <text:p>28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79">
                <text:p>2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55">
                <text:p>1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31">
                <text:p>12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8">
                <text:p>-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62">
                <text:p>-8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86">
                <text:p>-1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910">
                <text:p>-191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434">
                <text:p>-24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2958">
                <text:p>-29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481">
                <text:p>-34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005">
                <text:p>-40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4529">
                <text:p>-45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5053">
                <text:p>-50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5577">
                <text:p>-55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6101">
                <text:p>-61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624">
                <text:p>-66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7148">
                <text:p>-714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7672">
                <text:p>-76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196">
                <text:p>-81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20">
                <text:p>-87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243">
                <text:p>-92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9767">
                <text:p>-97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0291">
                <text:p>-102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815">
                <text:p>-1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1339">
                <text:p>-113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1863">
                <text:p>-118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2386">
                <text:p>-1238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2910">
                <text:p>-1291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3434">
                <text:p>-134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3958">
                <text:p>-13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14482">
                <text:p>-144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5006">
                <text:p>-150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5529">
                <text:p>-155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6053">
                <text:p>-160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16577">
                <text:p>-165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7101">
                <text:p>-171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625">
                <text:p>-17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8149">
                <text:p>-181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8672">
                <text:p>-18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19196">
                <text:p>-19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9720">
                <text:p>-197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9487">
                <text:p>-19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8963">
                <text:p>-18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8440">
                <text:p>-184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7916">
                <text:p>-179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7392">
                <text:p>-1739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6868">
                <text:p>-16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16344">
                <text:p>-1634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5820">
                <text:p>-1582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5297">
                <text:p>-152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4773">
                <text:p>-14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4249">
                <text:p>-142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3725">
                <text:p>-137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3201">
                <text:p>-132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2677">
                <text:p>-126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2154">
                <text:p>-121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1630">
                <text:p>-1163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1106">
                <text:p>-111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0582">
                <text:p>-10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0058">
                <text:p>-100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534">
                <text:p>-95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011">
                <text:p>-90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8487">
                <text:p>-848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7963">
                <text:p>-7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7439">
                <text:p>-743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6915">
                <text:p>-69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6392">
                <text:p>-63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5868">
                <text:p>-58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5344">
                <text:p>-53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20">
                <text:p>-482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4296">
                <text:p>-4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772">
                <text:p>-37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3249">
                <text:p>-32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725">
                <text:p>-27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201">
                <text:p>-22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153">
                <text:p>-11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629">
                <text:p>-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06">
                <text:p>-1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